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77.06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40.02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74.33mm"/>
    </style:style>
    <style:style style:name="co14" style:family="table-column">
      <style:table-column-properties fo:break-before="auto" style:column-width="78.7mm"/>
    </style:style>
    <style:style style:name="co15" style:family="table-column">
      <style:table-column-properties fo:break-before="auto" style:column-width="79.52mm"/>
    </style:style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">
      <style:table-cell-properties fo:background-color="transparent"/>
    </style:style>
    <style:style style:name="ce9" style:family="table-cell" style:parent-style-name="Default" style:data-style-name="N10"/>
  </office:automatic-styles>
  <office:body>
    <office:spreadsheet>
      <table:calculation-settings table:automatic-find-labels="false"/>
      <table:table table:name="smart_gzip_linux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19Gb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</text:p>
          </table:table-cell>
          <table:table-cell office:value-type="float" office:value="843.736" calcext:value-type="float">
            <text:p>844</text:p>
          </table:table-cell>
          <table:table-cell office:value-type="float" office:value="11.652" calcext:value-type="float">
            <text:p>12</text:p>
          </table:table-cell>
          <table:table-cell office:value-type="float" office:value="962.547" calcext:value-type="float">
            <text:p>963</text:p>
          </table:table-cell>
          <table:table-cell table:style-name="ce2" table:formula="of:=[.H2]/60" office:value-type="float" office:value="16.04245" calcext:value-type="float">
            <text:p>16</text:p>
          </table:table-cell>
          <table:table-cell table:style-name="ce4" table:formula="of:=[.H2]/3600" office:value-type="float" office:value="0.267374166666667" calcext:value-type="float">
            <text:p>0,27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19Gb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</text:p>
          </table:table-cell>
          <table:table-cell office:value-type="float" office:value="0.0879999999999654" calcext:value-type="float">
            <text:p>0</text:p>
          </table:table-cell>
          <table:table-cell office:value-type="float" office:value="0.0719999999999992" calcext:value-type="float">
            <text:p>0</text:p>
          </table:table-cell>
          <table:table-cell office:value-type="float" office:value="789.820000000002" calcext:value-type="float">
            <text:p>790</text:p>
          </table:table-cell>
          <table:table-cell table:style-name="ce2" table:formula="of:=[.H3]/60" office:value-type="float" office:value="13.1636666666667" calcext:value-type="float">
            <text:p>13</text:p>
          </table:table-cell>
          <table:table-cell table:style-name="ce4" table:formula="of:=[.H3]/3600" office:value-type="float" office:value="0.219394444444445" calcext:value-type="float">
            <text:p>0,22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19Gb</text:p>
          </table:table-cell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pigz</text:p>
          </table:table-cell>
          <table:table-cell table:style-name="ce1" office:value-type="string" calcext:value-type="string">
            <text:p>smart_gzip_pigz</text:p>
          </table:table-cell>
          <table:table-cell table:style-name="ce3" office:value-type="float" office:value="0.0320000000000391" calcext:value-type="float">
            <text:p>0</text:p>
          </table:table-cell>
          <table:table-cell table:style-name="ce3" office:value-type="float" office:value="0.0199999999999996" calcext:value-type="float">
            <text:p>0</text:p>
          </table:table-cell>
          <table:table-cell table:style-name="ce3" office:value-type="float" office:value="185.854000000003" calcext:value-type="float">
            <text:p>186</text:p>
          </table:table-cell>
          <table:table-cell table:style-name="ce3" table:formula="of:=[.H4]/60" office:value-type="float" office:value="3.09756666666672" calcext:value-type="float">
            <text:p>3</text:p>
          </table:table-cell>
          <table:table-cell table:style-name="ce5" table:formula="of:=[.H4]/3600" office:value-type="float" office:value="0.0516261111111119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3Gb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smart_gzip_R_unzip</text:p>
          </table:table-cell>
          <table:table-cell office:value-type="float" office:value="59.7399999999999" calcext:value-type="float">
            <text:p>60</text:p>
          </table:table-cell>
          <table:table-cell office:value-type="float" office:value="13.428" calcext:value-type="float">
            <text:p>13</text:p>
          </table:table-cell>
          <table:table-cell office:value-type="float" office:value="197.835000000003" calcext:value-type="float">
            <text:p>198</text:p>
          </table:table-cell>
          <table:table-cell table:style-name="ce2" table:formula="of:=[.H5]/60" office:value-type="float" office:value="3.29725000000005" calcext:value-type="float">
            <text:p>3</text:p>
          </table:table-cell>
          <table:table-cell table:style-name="ce4" table:formula="of:=[.H5]/3600" office:value-type="float" office:value="0.0549541666666675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3Gb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smart_gzip_gzip_unzip</text:p>
          </table:table-cell>
          <table:table-cell office:value-type="float" office:value="0.0320000000001528" calcext:value-type="float">
            <text:p>0</text:p>
          </table:table-cell>
          <table:table-cell office:value-type="float" office:value="0.0319999999999965" calcext:value-type="float">
            <text:p>0</text:p>
          </table:table-cell>
          <table:table-cell office:value-type="float" office:value="182.359999999997" calcext:value-type="float">
            <text:p>182</text:p>
          </table:table-cell>
          <table:table-cell table:style-name="ce2" table:formula="of:=[.H6]/60" office:value-type="float" office:value="3.03933333333328" calcext:value-type="float">
            <text:p>3</text:p>
          </table:table-cell>
          <table:table-cell table:style-name="ce4" table:formula="of:=[.H6]/3600" office:value-type="float" office:value="0.0506555555555547" calcext:value-type="float">
            <text:p>0,0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 R2 3Gb</text:p>
          </table:table-cell>
          <table:table-cell table:style-name="ce1" office:value-type="string" calcext:value-type="string">
            <text:p>uncompress</text:p>
          </table:table-cell>
          <table:table-cell table:style-name="ce1" office:value-type="string" calcext:value-type="string">
            <text:p>pigz</text:p>
          </table:table-cell>
          <table:table-cell table:style-name="ce1" office:value-type="string" calcext:value-type="string">
            <text:p>smart_gzip_pigz_unzip</text:p>
          </table:table-cell>
          <table:table-cell table:style-name="ce3" office:value-type="float" office:value="0.0319999999999254" calcext:value-type="float">
            <text:p>0</text:p>
          </table:table-cell>
          <table:table-cell table:style-name="ce3" office:value-type="float" office:value="0.0399999999999991" calcext:value-type="float">
            <text:p>0</text:p>
          </table:table-cell>
          <table:table-cell table:style-name="ce3" office:value-type="float" office:value="103.018" calcext:value-type="float">
            <text:p>103</text:p>
          </table:table-cell>
          <table:table-cell table:style-name="ce3" table:formula="of:=[.H7]/60" office:value-type="float" office:value="1.71696666666667" calcext:value-type="float">
            <text:p>2</text:p>
          </table:table-cell>
          <table:table-cell table:style-name="ce5" table:formula="of:=[.H7]/3600" office:value-type="float" office:value="0.0286161111111111" calcext:value-type="float">
            <text:p>0,0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press (elapsed time in minutes)</text:p>
          </table:table-cell>
          <table:table-cell office:value-type="string" calcext:value-type="string">
            <text:p>uncompress <text:s/>(elapsed time in minute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.utils</text:p>
          </table:table-cell>
          <table:table-cell table:style-name="ce2" office:value-type="float" office:value="16.04245" calcext:value-type="float">
            <text:p>16</text:p>
          </table:table-cell>
          <table:table-cell table:style-name="ce2" office:value-type="float" office:value="3.29725000000005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zip</text:p>
          </table:table-cell>
          <table:table-cell table:style-name="ce2" office:value-type="float" office:value="13.1636666666667" calcext:value-type="float">
            <text:p>13</text:p>
          </table:table-cell>
          <table:table-cell table:style-name="ce2" office:value-type="float" office:value="3.03933333333328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pigz</text:p>
          </table:table-cell>
          <table:table-cell table:style-name="ce3" office:value-type="float" office:value="3.09756666666672" calcext:value-type="float">
            <text:p>3</text:p>
          </table:table-cell>
          <table:table-cell table:style-name="ce2" office:value-type="float" office:value="1.71696666666667" calcext:value-type="float">
            <text:p>2</text:p>
          </table:table-cell>
          <table:table-cell table:number-columns-repeated="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rg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0.040000000000191" calcext:value-type="float">
            <text:p>0</text:p>
          </table:table-cell>
          <table:table-cell office:value-type="float" office:value="0.0680000000000049" calcext:value-type="float">
            <text:p>0</text:p>
          </table:table-cell>
          <table:table-cell office:value-type="float" office:value="0.951999999997497" calcext:value-type="float">
            <text:p>1</text:p>
          </table:table-cell>
          <table:table-cell table:style-name="ce2" table:formula="of:=[.H2]/60" office:value-type="float" office:value="0.0158666666666249" calcext:value-type="float">
            <text:p>0</text:p>
          </table:table-cell>
          <table:table-cell table:style-name="ce4" table:formula="of:=[.H2]/3600" office:value-type="float" office:value="0.00026444444444374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0.980000000000018" calcext:value-type="float">
            <text:p>1</text:p>
          </table:table-cell>
          <table:table-cell office:value-type="float" office:value="0.107999999999997" calcext:value-type="float">
            <text:p>0</text:p>
          </table:table-cell>
          <table:table-cell office:value-type="float" office:value="1.97000000000116" calcext:value-type="float">
            <text:p>2</text:p>
          </table:table-cell>
          <table:table-cell table:style-name="ce2" table:formula="of:=[.H3]/60" office:value-type="float" office:value="0.0328333333333527" calcext:value-type="float">
            <text:p>0</text:p>
          </table:table-cell>
          <table:table-cell table:style-name="ce4" table:formula="of:=[.H3]/3600" office:value-type="float" office:value="0.000547222222222544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0.0519999999999072" calcext:value-type="float">
            <text:p>0</text:p>
          </table:table-cell>
          <table:table-cell office:value-type="float" office:value="0.0559999999999974" calcext:value-type="float">
            <text:p>0</text:p>
          </table:table-cell>
          <table:table-cell office:value-type="float" office:value="1.01199999999881" calcext:value-type="float">
            <text:p>1</text:p>
          </table:table-cell>
          <table:table-cell table:style-name="ce2" table:formula="of:=[.H4]/60" office:value-type="float" office:value="0.0168666666666468" calcext:value-type="float">
            <text:p>0</text:p>
          </table:table-cell>
          <table:table-cell table:style-name="ce4" table:formula="of:=[.H4]/3600" office:value-type="float" office:value="0.000281111111110781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0.05600000000004" calcext:value-type="float">
            <text:p>0</text:p>
          </table:table-cell>
          <table:table-cell office:value-type="float" office:value="0.0800000000000054" calcext:value-type="float">
            <text:p>0</text:p>
          </table:table-cell>
          <table:table-cell office:value-type="float" office:value="1.17399999999907" calcext:value-type="float">
            <text:p>1</text:p>
          </table:table-cell>
          <table:table-cell table:style-name="ce2" table:formula="of:=[.H5]/60" office:value-type="float" office:value="0.0195666666666512" calcext:value-type="float">
            <text:p>0</text:p>
          </table:table-cell>
          <table:table-cell table:style-name="ce4" table:formula="of:=[.H5]/3600" office:value-type="float" office:value="0.000326111111110853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0.256" calcext:value-type="float">
            <text:p>0</text:p>
          </table:table-cell>
          <table:table-cell office:value-type="float" office:value="0.236" calcext:value-type="float">
            <text:p>0</text:p>
          </table:table-cell>
          <table:table-cell office:value-type="float" office:value="1533.998" calcext:value-type="float">
            <text:p>1534</text:p>
          </table:table-cell>
          <table:table-cell table:style-name="ce2" table:formula="of:=[.H6]/60" office:value-type="float" office:value="25.5666333333333" calcext:value-type="float">
            <text:p>26</text:p>
          </table:table-cell>
          <table:table-cell table:style-name="ce4" table:formula="of:=[.H6]/3600" office:value-type="float" office:value="0.426110555555556" calcext:value-type="float">
            <text:p>0,43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1783.248" calcext:value-type="float">
            <text:p>1783</text:p>
          </table:table-cell>
          <table:table-cell office:value-type="float" office:value="22.712" calcext:value-type="float">
            <text:p>23</text:p>
          </table:table-cell>
          <table:table-cell office:value-type="float" office:value="2955.897" calcext:value-type="float">
            <text:p>2956</text:p>
          </table:table-cell>
          <table:table-cell table:style-name="ce2" table:formula="of:=[.H7]/60" office:value-type="float" office:value="49.26495" calcext:value-type="float">
            <text:p>49</text:p>
          </table:table-cell>
          <table:table-cell table:style-name="ce4" table:formula="of:=[.H7]/3600" office:value-type="float" office:value="0.8210825" calcext:value-type="float">
            <text:p>0,82</text:p>
          </table:table-cell>
        </table:table-row>
        <table:table-row table:style-name="ro1">
          <table:table-cell table:style-name="ce1"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0.163999999999987" calcext:value-type="float">
            <text:p>0</text:p>
          </table:table-cell>
          <table:table-cell office:value-type="float" office:value="0.224" calcext:value-type="float">
            <text:p>0</text:p>
          </table:table-cell>
          <table:table-cell office:value-type="float" office:value="1168.69" calcext:value-type="float">
            <text:p>1169</text:p>
          </table:table-cell>
          <table:table-cell table:style-name="ce3" table:formula="of:=[.H8]/60" office:value-type="float" office:value="19.4781666666667" calcext:value-type="float">
            <text:p>19</text:p>
          </table:table-cell>
          <table:table-cell table:style-name="ce4" table:formula="of:=[.H8]/3600" office:value-type="float" office:value="0.324636111111111" calcext:value-type="float">
            <text:p>0,32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0.155999999999949" calcext:value-type="float">
            <text:p>0</text:p>
          </table:table-cell>
          <table:table-cell office:value-type="float" office:value="3.324" calcext:value-type="float">
            <text:p>3</text:p>
          </table:table-cell>
          <table:table-cell office:value-type="float" office:value="1523.723" calcext:value-type="float">
            <text:p>1524</text:p>
          </table:table-cell>
          <table:table-cell table:style-name="ce2" table:formula="of:=[.H9]/60" office:value-type="float" office:value="25.3953833333333" calcext:value-type="float">
            <text:p>25</text:p>
          </table:table-cell>
          <table:table-cell table:style-name="ce4" table:formula="of:=[.H9]/3600" office:value-type="float" office:value="0.423256388888889" calcext:value-type="float">
            <text:p>0,4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uncompress_R</text:p>
          </table:table-cell>
          <table:table-cell office:value-type="float" office:value="1196.22" calcext:value-type="float">
            <text:p>1196</text:p>
          </table:table-cell>
          <table:table-cell office:value-type="float" office:value="186.08" calcext:value-type="float">
            <text:p>186</text:p>
          </table:table-cell>
          <table:table-cell office:value-type="float" office:value="3288.95" calcext:value-type="float">
            <text:p>3289</text:p>
          </table:table-cell>
          <table:table-cell table:style-name="ce2" table:formula="of:=[.H10]/60" office:value-type="float" office:value="54.8158333333333" calcext:value-type="float">
            <text:p>55</text:p>
          </table:table-cell>
          <table:table-cell table:style-name="ce4" table:formula="of:=[.H10]/3600" office:value-type="float" office:value="0.913597222222222" calcext:value-type="float">
            <text:p>0,9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ge_compress_R</text:p>
          </table:table-cell>
          <table:table-cell office:value-type="float" office:value="3311.25" calcext:value-type="float">
            <text:p>3311</text:p>
          </table:table-cell>
          <table:table-cell office:value-type="float" office:value="165.81" calcext:value-type="float">
            <text:p>166</text:p>
          </table:table-cell>
          <table:table-cell office:value-type="float" office:value="5226.1" calcext:value-type="float">
            <text:p>5226</text:p>
          </table:table-cell>
          <table:table-cell table:style-name="ce2" table:formula="of:=[.H11]/60" office:value-type="float" office:value="87.1016666666667" calcext:value-type="float">
            <text:p>87</text:p>
          </table:table-cell>
          <table:table-cell table:style-name="ce4" table:formula="of:=[.H11]/3600" office:value-type="float" office:value="1.45169444444444" calcext:value-type="float">
            <text:p>1,45</text:p>
          </table:table-cell>
        </table:table-row>
        <table:table-row table:style-name="ro1">
          <table:table-cell table:style-name="ce1"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office:value-type="float" office:value="363.45" calcext:value-type="float">
            <text:p>363</text:p>
          </table:table-cell>
          <table:table-cell office:value-type="float" office:value="22.99" calcext:value-type="float">
            <text:p>23</text:p>
          </table:table-cell>
          <table:table-cell office:value-type="float" office:value="2230.78" calcext:value-type="float">
            <text:p>2231</text:p>
          </table:table-cell>
          <table:table-cell table:style-name="ce3" table:formula="of:=[.H12]/60" office:value-type="float" office:value="37.1796666666667" calcext:value-type="float">
            <text:p>37</text:p>
          </table:table-cell>
          <table:table-cell table:style-name="ce4" table:formula="of:=[.H12]/3600" office:value-type="float" office:value="0.619661111111111" calcext:value-type="float">
            <text:p>0,6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Merge_compress_pigz</text:p>
          </table:table-cell>
          <table:table-cell office:value-type="float" office:value="365.139999999999" calcext:value-type="float">
            <text:p>365</text:p>
          </table:table-cell>
          <table:table-cell office:value-type="float" office:value="25.95" calcext:value-type="float">
            <text:p>26</text:p>
          </table:table-cell>
          <table:table-cell office:value-type="float" office:value="2736" calcext:value-type="float">
            <text:p>2736</text:p>
          </table:table-cell>
          <table:table-cell table:style-name="ce2" table:formula="of:=[.H13]/60" office:value-type="float" office:value="45.6" calcext:value-type="float">
            <text:p>46</text:p>
          </table:table-cell>
          <table:table-cell table:style-name="ce4" table:formula="of:=[.H13]/3600" office:value-type="float" office:value="0.76" calcext:value-type="float">
            <text:p>0,76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andomSeq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ample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00399999999990541" calcext:value-type="float">
            <text:p>0,004</text:p>
          </table:table-cell>
          <table:table-cell office:value-type="float" office:value="0.0480000000000018" calcext:value-type="float">
            <text:p>0,048</text:p>
          </table:table-cell>
          <table:table-cell office:value-type="float" office:value="0.222999999998137" calcext:value-type="float">
            <text:p>0,223</text:p>
          </table:table-cell>
          <table:table-cell table:formula="of:=[.H2]/60" office:value-type="float" office:value="0.00371666666663562" calcext:value-type="float">
            <text:p>0</text:p>
          </table:table-cell>
          <table:table-cell table:formula="of:=[.H2]/3600" office:value-type="float" office:value="0.000061944444443927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.56799999999998" calcext:value-type="float">
            <text:p>2,568</text:p>
          </table:table-cell>
          <table:table-cell office:value-type="float" office:value="0.0679999999999978" calcext:value-type="float">
            <text:p>0,068</text:p>
          </table:table-cell>
          <table:table-cell office:value-type="float" office:value="2.65300000000207" calcext:value-type="float">
            <text:p>2,653</text:p>
          </table:table-cell>
          <table:table-cell table:formula="of:=[.H3]/60" office:value-type="float" office:value="0.0442166666667012" calcext:value-type="float">
            <text:p>0</text:p>
          </table:table-cell>
          <table:table-cell table:formula="of:=[.H3]/3600" office:value-type="float" office:value="0.000736944444445019" calcext:value-type="float">
            <text:p>0,0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40000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0640000000000782" calcext:value-type="float">
            <text:p>0,064</text:p>
          </table:table-cell>
          <table:table-cell office:value-type="float" office:value="0.0960000000000001" calcext:value-type="float">
            <text:p>0,096</text:p>
          </table:table-cell>
          <table:table-cell office:value-type="float" office:value="355.63" calcext:value-type="float">
            <text:p>355,63</text:p>
          </table:table-cell>
          <table:table-cell table:formula="of:=[.H4]/60" office:value-type="float" office:value="5.92716666666667" calcext:value-type="float">
            <text:p>6</text:p>
          </table:table-cell>
          <table:table-cell table:formula="of:=[.H4]/3600" office:value-type="float" office:value="0.0987861111111111" calcext:value-type="float">
            <text:p>0,10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40000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627.696" calcext:value-type="float">
            <text:p>2627,696</text:p>
          </table:table-cell>
          <table:table-cell office:value-type="float" office:value="23.42" calcext:value-type="float">
            <text:p>23,42</text:p>
          </table:table-cell>
          <table:table-cell office:value-type="float" office:value="2685.365" calcext:value-type="float">
            <text:p>2685,365</text:p>
          </table:table-cell>
          <table:table-cell table:formula="of:=[.H5]/60" office:value-type="float" office:value="44.7560833333333" calcext:value-type="float">
            <text:p>45</text:p>
          </table:table-cell>
          <table:table-cell table:formula="of:=[.H5]/3600" office:value-type="float" office:value="0.745934722222222" calcext:value-type="float">
            <text:p>0,75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table:style-name="ce1"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112" calcext:value-type="float">
            <text:p>0,112</text:p>
          </table:table-cell>
          <table:table-cell office:value-type="float" office:value="0.076" calcext:value-type="float">
            <text:p>0,076</text:p>
          </table:table-cell>
          <table:table-cell table:style-name="ce1" office:value-type="float" office:value="487.75" calcext:value-type="float">
            <text:p>487,75</text:p>
          </table:table-cell>
          <table:table-cell table:formula="of:=[.H6]/60" office:value-type="float" office:value="8.12916666666667" calcext:value-type="float">
            <text:p>8</text:p>
          </table:table-cell>
          <table:table-cell table:formula="of:=[.H6]/3600" office:value-type="float" office:value="0.135486111111111" calcext:value-type="float">
            <text:p>0,14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3013.076" calcext:value-type="float">
            <text:p>3013,076</text:p>
          </table:table-cell>
          <table:table-cell office:value-type="float" office:value="37.536" calcext:value-type="float">
            <text:p>37,536</text:p>
          </table:table-cell>
          <table:table-cell table:style-name="ce6" office:value-type="float" office:value="3130.024" calcext:value-type="float">
            <text:p>3130,024</text:p>
          </table:table-cell>
          <table:table-cell table:formula="of:=[.H7]/60" office:value-type="float" office:value="52.1670666666667" calcext:value-type="float">
            <text:p>52</text:p>
          </table:table-cell>
          <table:table-cell table:formula="of:=[.H7]/3600" office:value-type="float" office:value="0.869451111111111" calcext:value-type="float">
            <text:p>0,87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110.72" calcext:value-type="float">
            <text:p>2110,72</text:p>
          </table:table-cell>
          <table:table-cell office:value-type="float" office:value="73.77" calcext:value-type="float">
            <text:p>73,77</text:p>
          </table:table-cell>
          <table:table-cell table:style-name="ce6" office:value-type="float" office:value="2240.56" calcext:value-type="float">
            <text:p>2240,56</text:p>
          </table:table-cell>
          <table:table-cell table:formula="of:=[.H8]/60" office:value-type="float" office:value="37.3426666666667" calcext:value-type="float">
            <text:p>37</text:p>
          </table:table-cell>
          <table:table-cell table:formula="of:=[.H8]/3600" office:value-type="float" office:value="0.622377777777778" calcext:value-type="float">
            <text:p>0,62</text:p>
          </table:table-cell>
        </table:table-row>
      </table:table>
      <table:table table:name="SortReads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Demo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0.0959999999999965" calcext:value-type="float">
            <text:p>0,096</text:p>
          </table:table-cell>
          <table:table-cell office:value-type="float" office:value="0.168" calcext:value-type="float">
            <text:p>0,168</text:p>
          </table:table-cell>
          <table:table-cell office:value-type="float" office:value="3.05799999999999" calcext:value-type="float">
            <text:p>3,058</text:p>
          </table:table-cell>
          <table:table-cell table:formula="of:=[.H2]/60" office:value-type="float" office:value="0.0509666666666665" calcext:value-type="float">
            <text:p>0</text:p>
          </table:table-cell>
          <table:table-cell table:formula="of:=[.H2]/3600" office:value-type="float" office:value="0.000849444444444442" calcext:value-type="float">
            <text:p>0,00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Demo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0.120000000000005" calcext:value-type="float">
            <text:p>0,12</text:p>
          </table:table-cell>
          <table:table-cell office:value-type="float" office:value="0.144" calcext:value-type="float">
            <text:p>0,144</text:p>
          </table:table-cell>
          <table:table-cell office:value-type="float" office:value="3.20100000000002" calcext:value-type="float">
            <text:p>3,201</text:p>
          </table:table-cell>
          <table:table-cell table:formula="of:=[.H3]/60" office:value-type="float" office:value="0.0533500000000003" calcext:value-type="float">
            <text:p>0</text:p>
          </table:table-cell>
          <table:table-cell table:formula="of:=[.H3]/3600" office:value-type="float" office:value="0.000889166666666672" calcext:value-type="float">
            <text:p>0,00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Demo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0.239999999999995" calcext:value-type="float">
            <text:p>0,24</text:p>
          </table:table-cell>
          <table:table-cell office:value-type="float" office:value="0.172000000000001" calcext:value-type="float">
            <text:p>0,172</text:p>
          </table:table-cell>
          <table:table-cell office:value-type="float" office:value="3.15100000000075" calcext:value-type="float">
            <text:p>3,151</text:p>
          </table:table-cell>
          <table:table-cell table:formula="of:=[.H4]/60" office:value-type="float" office:value="0.0525166666666792" calcext:value-type="float">
            <text:p>0</text:p>
          </table:table-cell>
          <table:table-cell table:formula="of:=[.H4]/3600" office:value-type="float" office:value="0.000875277777777986" calcext:value-type="float">
            <text:p>0,00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Demo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0.0960000000000036" calcext:value-type="float">
            <text:p>0,096</text:p>
          </table:table-cell>
          <table:table-cell office:value-type="float" office:value="0.159999999999999" calcext:value-type="float">
            <text:p>0,16</text:p>
          </table:table-cell>
          <table:table-cell office:value-type="float" office:value="3.02599999999984" calcext:value-type="float">
            <text:p>3,026</text:p>
          </table:table-cell>
          <table:table-cell table:formula="of:=[.H5]/60" office:value-type="float" office:value="0.0504333333333307" calcext:value-type="float">
            <text:p>0</text:p>
          </table:table-cell>
          <table:table-cell table:formula="of:=[.H5]/3600" office:value-type="float" office:value="0.000840555555555511" calcext:value-type="float">
            <text:p>0,00</text:p>
          </table:table-cell>
        </table:table-row>
        <table:table-row table:style-name="ro1" table:visibility="filter">
          <table:table-cell office:value-type="string" calcext:value-type="string">
            <text:p>Windows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21.79" calcext:value-type="float">
            <text:p>21,79</text:p>
          </table:table-cell>
          <table:table-cell office:value-type="float" office:value="4.19" calcext:value-type="float">
            <text:p>4,19</text:p>
          </table:table-cell>
          <table:table-cell office:value-type="float" office:value="1105.69" calcext:value-type="float">
            <text:p>1105,69</text:p>
          </table:table-cell>
          <table:table-cell table:formula="of:=[.H6]/60" office:value-type="float" office:value="18.4281666666667" calcext:value-type="float">
            <text:p>18</text:p>
          </table:table-cell>
          <table:table-cell table:formula="of:=[.H6]/3600" office:value-type="float" office:value="0.307136111111111" calcext:value-type="float">
            <text:p>0,31</text:p>
          </table:table-cell>
        </table:table-row>
        <table:table-row table:style-name="ro1" table:visibility="filter">
          <table:table-cell office:value-type="string" calcext:value-type="string">
            <text:p>Windows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53.71" calcext:value-type="float">
            <text:p>53,71</text:p>
          </table:table-cell>
          <table:table-cell office:value-type="float" office:value="2.37" calcext:value-type="float">
            <text:p>2,37</text:p>
          </table:table-cell>
          <table:table-cell office:value-type="float" office:value="1104.04" calcext:value-type="float">
            <text:p>1104,04</text:p>
          </table:table-cell>
          <table:table-cell table:formula="of:=[.H7]/60" office:value-type="float" office:value="18.4006666666667" calcext:value-type="float">
            <text:p>18</text:p>
          </table:table-cell>
          <table:table-cell table:formula="of:=[.H7]/3600" office:value-type="float" office:value="0.306677777777778" calcext:value-type="float">
            <text:p>0,3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7.78" calcext:value-type="float">
            <text:p>7,78</text:p>
          </table:table-cell>
          <table:table-cell office:value-type="float" office:value="2.13" calcext:value-type="float">
            <text:p>2,13</text:p>
          </table:table-cell>
          <table:table-cell office:value-type="float" office:value="480.33" calcext:value-type="float">
            <text:p>480,33</text:p>
          </table:table-cell>
          <table:table-cell table:formula="of:=[.H8]/60" office:value-type="float" office:value="8.0055" calcext:value-type="float">
            <text:p>8</text:p>
          </table:table-cell>
          <table:table-cell table:formula="of:=[.H8]/3600" office:value-type="float" office:value="0.133425" calcext:value-type="float">
            <text:p>0,13</text:p>
          </table:table-cell>
        </table:table-row>
        <table:table-row table:style-name="ro1" table:visibility="filter">
          <table:table-cell office:value-type="string" calcext:value-type="string">
            <text:p>Windows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18.58" calcext:value-type="float">
            <text:p>18,58</text:p>
          </table:table-cell>
          <table:table-cell office:value-type="float" office:value="1.55" calcext:value-type="float">
            <text:p>1,55</text:p>
          </table:table-cell>
          <table:table-cell office:value-type="float" office:value="501.94" calcext:value-type="float">
            <text:p>501,94</text:p>
          </table:table-cell>
          <table:table-cell table:formula="of:=[.H9]/60" office:value-type="float" office:value="8.36566666666667" calcext:value-type="float">
            <text:p>8</text:p>
          </table:table-cell>
          <table:table-cell table:formula="of:=[.H9]/3600" office:value-type="float" office:value="0.139427777777778" calcext:value-type="float">
            <text:p>0,14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uncompress</text:p>
          </table:table-cell>
          <table:table-cell office:value-type="float" office:value="1.464" calcext:value-type="float">
            <text:p>1,464</text:p>
          </table:table-cell>
          <table:table-cell office:value-type="float" office:value="3.096" calcext:value-type="float">
            <text:p>3,096</text:p>
          </table:table-cell>
          <table:table-cell office:value-type="float" office:value="1971.437" calcext:value-type="float">
            <text:p>1971,437</text:p>
          </table:table-cell>
          <table:table-cell table:formula="of:=[.H10]/60" office:value-type="float" office:value="32.8572833333333" calcext:value-type="float">
            <text:p>33</text:p>
          </table:table-cell>
          <table:table-cell table:formula="of:=[.H10]/3600" office:value-type="float" office:value="0.547621388888889" calcext:value-type="float">
            <text:p>0,55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EPI9-merged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Merge_out_compress</text:p>
          </table:table-cell>
          <table:table-cell office:value-type="float" office:value="1.34400000000001" calcext:value-type="float">
            <text:p>1,344</text:p>
          </table:table-cell>
          <table:table-cell office:value-type="float" office:value="3.108" calcext:value-type="float">
            <text:p>3,108</text:p>
          </table:table-cell>
          <table:table-cell office:value-type="float" office:value="2023.886" calcext:value-type="float">
            <text:p>2023,886</text:p>
          </table:table-cell>
          <table:table-cell table:formula="of:=[.H11]/60" office:value-type="float" office:value="33.7314333333333" calcext:value-type="float">
            <text:p>34</text:p>
          </table:table-cell>
          <table:table-cell table:formula="of:=[.H11]/3600" office:value-type="float" office:value="0.562190555555556" calcext:value-type="float">
            <text:p>0,56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1.2" calcext:value-type="float">
            <text:p>1,2</text:p>
          </table:table-cell>
          <table:table-cell office:value-type="float" office:value="2.708" calcext:value-type="float">
            <text:p>2,708</text:p>
          </table:table-cell>
          <table:table-cell office:value-type="float" office:value="709.974" calcext:value-type="float">
            <text:p>709,974</text:p>
          </table:table-cell>
          <table:table-cell table:formula="of:=[.H12]/60" office:value-type="float" office:value="11.8329" calcext:value-type="float">
            <text:p>12</text:p>
          </table:table-cell>
          <table:table-cell table:formula="of:=[.H12]/3600" office:value-type="float" office:value="0.197215" calcext:value-type="float">
            <text:p>0,20</text:p>
          </table:table-cell>
        </table:table-row>
        <table:table-row table:style-name="ro1" table:visibility="filter">
          <table:table-cell office:value-type="string" calcext:value-type="string">
            <text:p>Bombyx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compress</text:p>
          </table:table-cell>
          <table:table-cell office:value-type="float" office:value="1.096" calcext:value-type="float">
            <text:p>1,096</text:p>
          </table:table-cell>
          <table:table-cell office:value-type="float" office:value="2.684" calcext:value-type="float">
            <text:p>2,684</text:p>
          </table:table-cell>
          <table:table-cell office:value-type="float" office:value="716.571" calcext:value-type="float">
            <text:p>716,571</text:p>
          </table:table-cell>
          <table:table-cell table:formula="of:=[.H13]/60" office:value-type="float" office:value="11.94285" calcext:value-type="float">
            <text:p>12</text:p>
          </table:table-cell>
          <table:table-cell table:formula="of:=[.H13]/3600" office:value-type="float" office:value="0.1990475" calcext:value-type="float">
            <text:p>0,20</text:p>
          </table:table-cell>
        </table:table-row>
      </table:table>
      <table:table table:name="Dereplicate" table:style-name="ta1">
        <table:table-column table:style-name="co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47.34" calcext:value-type="float">
            <text:p>47,34</text:p>
          </table:table-cell>
          <table:table-cell office:value-type="float" office:value="0.256" calcext:value-type="float">
            <text:p>0,256</text:p>
          </table:table-cell>
          <table:table-cell office:value-type="float" office:value="47.5900000000001" calcext:value-type="float">
            <text:p>47,59</text:p>
          </table:table-cell>
          <table:table-cell table:formula="of:=[.H2]/60" office:value-type="float" office:value="0.793166666666668" calcext:value-type="float">
            <text:p>1</text:p>
          </table:table-cell>
          <table:table-cell table:formula="of:=[.H2]/3600" office:value-type="float" office:value="0.0132194444444445" calcext:value-type="float">
            <text:p>0,01</text:p>
          </table:table-cell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EPI9 input RandoS 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compress</text:p>
          </table:table-cell>
          <table:table-cell office:value-type="float" office:value="66.048" calcext:value-type="float">
            <text:p>66,048</text:p>
          </table:table-cell>
          <table:table-cell office:value-type="float" office:value="0.167999999999999" calcext:value-type="float">
            <text:p>0,168</text:p>
          </table:table-cell>
          <table:table-cell office:value-type="float" office:value="66.3829999999998" calcext:value-type="float">
            <text:p>66,383</text:p>
          </table:table-cell>
          <table:table-cell table:formula="of:=[.H3]/60" office:value-type="float" office:value="1.10638333333333" calcext:value-type="float">
            <text:p>1</text:p>
          </table:table-cell>
          <table:table-cell table:formula="of:=[.H3]/3600" office:value-type="float" office:value="0.0184397222222222" calcext:value-type="float">
            <text:p>0,02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32.03" calcext:value-type="float">
            <text:p>32,03</text:p>
          </table:table-cell>
          <table:table-cell office:value-type="float" office:value="2.46" calcext:value-type="float">
            <text:p>2,46</text:p>
          </table:table-cell>
          <table:table-cell office:value-type="float" office:value="42.9400000000005" calcext:value-type="float">
            <text:p>42,94</text:p>
          </table:table-cell>
          <table:table-cell table:formula="of:=[.H4]/60" office:value-type="float" office:value="0.715666666666675" calcext:value-type="float">
            <text:p>1</text:p>
          </table:table-cell>
          <table:table-cell table:formula="of:=[.H4]/3600" office:value-type="float" office:value="0.0119277777777779" calcext:value-type="float">
            <text:p>0,0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PI9 input RandoS 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compress</text:p>
          </table:table-cell>
          <table:table-cell office:value-type="float" office:value="42.89" calcext:value-type="float">
            <text:p>42,89</text:p>
          </table:table-cell>
          <table:table-cell office:value-type="float" office:value="1.5" calcext:value-type="float">
            <text:p>1,5</text:p>
          </table:table-cell>
          <table:table-cell office:value-type="float" office:value="45.0799999999999" calcext:value-type="float">
            <text:p>45,08</text:p>
          </table:table-cell>
          <table:table-cell table:formula="of:=[.H5]/60" office:value-type="float" office:value="0.751333333333332" calcext:value-type="float">
            <text:p>1</text:p>
          </table:table-cell>
          <table:table-cell table:formula="of:=[.H5]/3600" office:value-type="float" office:value="0.0125222222222222" calcext:value-type="float">
            <text:p>0,01</text:p>
          </table:table-cell>
        </table:table-row>
      </table:table>
      <table:table table:name="Poster" table:style-name="ta1">
        <table:table-column table:style-name="co4" table:number-columns-repeated="10" table:default-cell-style-name="Default"/>
        <table:table-column table:style-name="co4" table:default-cell-style-name="ce4"/>
        <table:table-column table:style-name="co4" table:number-columns-repeated="1013" table:default-cell-style-name="Default"/>
        <table:table-row table:style-name="ro1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_method</text:p>
          </table:table-cell>
          <table:table-cell office:value-type="string" calcext:value-type="string">
            <text:p>Ste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elapsed</text:p>
          </table:table-cell>
          <table:table-cell table:style-name="ce4" office:value-type="string" calcext:value-type="string">
            <text:p>minutes</text:p>
          </table:table-cell>
          <table:table-cell table:style-name="Default" office:value-type="string" calcext:value-type="string">
            <text:p>hou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string" calcext:value-type="string">
            <text:p>Bombyx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table:style-name="ce2" office:value-type="float" office:value="0.163999999999987" calcext:value-type="float">
            <text:p>0</text:p>
          </table:table-cell>
          <table:table-cell table:style-name="ce2" office:value-type="float" office:value="0.224" calcext:value-type="float">
            <text:p>0</text:p>
          </table:table-cell>
          <table:table-cell table:style-name="ce2" office:value-type="float" office:value="1168.69" calcext:value-type="float">
            <text:p>1169</text:p>
          </table:table-cell>
          <table:table-cell table:style-name="ce3" table:formula="of:=[.I2]/60" office:value-type="float" office:value="19.4781666666667" calcext:value-type="float">
            <text:p>19</text:p>
          </table:table-cell>
          <table:table-cell table:formula="of:=[.I2]/3600" office:value-type="float" office:value="0.324636111111111" calcext:value-type="float">
            <text:p>0,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string" calcext:value-type="string">
            <text:p>Windows</text:p>
          </table:table-cell>
          <table:table-cell office:value-type="string" calcext:value-type="string">
            <text:p>EPI9</text:p>
          </table:table-cell>
          <table:table-cell table:style-name="ce1" office:value-type="string" calcext:value-type="string">
            <text:p>uncompressed</text:p>
          </table:table-cell>
          <table:table-cell table:style-name="ce1" office:value-type="string" calcext:value-type="string">
            <text:p>pigz</text:p>
          </table:table-cell>
          <table:table-cell office:value-type="string" calcext:value-type="string">
            <text:p>Merge_uncompress_pigz</text:p>
          </table:table-cell>
          <table:table-cell table:style-name="ce2" office:value-type="float" office:value="363.45" calcext:value-type="float">
            <text:p>363</text:p>
          </table:table-cell>
          <table:table-cell table:style-name="ce2" office:value-type="float" office:value="22.99" calcext:value-type="float">
            <text:p>23</text:p>
          </table:table-cell>
          <table:table-cell table:style-name="ce2" office:value-type="float" office:value="2230.78" calcext:value-type="float">
            <text:p>2231</text:p>
          </table:table-cell>
          <table:table-cell table:style-name="ce3" table:formula="of:=[.I3]/60" office:value-type="float" office:value="37.1796666666667" calcext:value-type="float">
            <text:p>37</text:p>
          </table:table-cell>
          <table:table-cell table:formula="of:=[.I3]/3600" office:value-type="float" office:value="0.619661111111111" calcext:value-type="float">
            <text:p>0,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Seq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table:style-name="ce1" office:value-type="string" calcext:value-type="string">
            <text:p>use_vsearch=TRUE</text:p>
          </table:table-cell>
          <table:table-cell office:value-type="string" calcext:value-type="string">
            <text:p>RandomSeq_uncompress_vsearch_R</text:p>
          </table:table-cell>
          <table:table-cell office:value-type="float" office:value="0.112" calcext:value-type="float">
            <text:p>0,112</text:p>
          </table:table-cell>
          <table:table-cell office:value-type="float" office:value="0.076" calcext:value-type="float">
            <text:p>0,076</text:p>
          </table:table-cell>
          <table:table-cell table:style-name="ce1" office:value-type="float" office:value="487.75" calcext:value-type="float">
            <text:p>487,75</text:p>
          </table:table-cell>
          <table:table-cell table:style-name="ce2" table:formula="of:=[.I4]/60" office:value-type="float" office:value="8.12916666666667" calcext:value-type="float">
            <text:p>8</text:p>
          </table:table-cell>
          <table:table-cell table:formula="of:=[.I4]/3600" office:value-type="float" office:value="0.135486111111111" calcext:value-type="float">
            <text:p>0,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Seq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PI9, n=10M</text:p>
          </table:table-cell>
          <table:table-cell office:value-type="string" calcext:value-type="string">
            <text:p>uncompress</text:p>
          </table:table-cell>
          <table:table-cell office:value-type="string" calcext:value-type="string">
            <text:p>use_vsearch=FALSE</text:p>
          </table:table-cell>
          <table:table-cell office:value-type="string" calcext:value-type="string">
            <text:p>RandomSeq_uncompress_NOvsearch_R</text:p>
          </table:table-cell>
          <table:table-cell office:value-type="float" office:value="2110.72" calcext:value-type="float">
            <text:p>2110,72</text:p>
          </table:table-cell>
          <table:table-cell office:value-type="float" office:value="73.77" calcext:value-type="float">
            <text:p>73,77</text:p>
          </table:table-cell>
          <table:table-cell table:style-name="ce6" office:value-type="float" office:value="2240.56" calcext:value-type="float">
            <text:p>2240,56</text:p>
          </table:table-cell>
          <table:table-cell table:style-name="ce2" table:formula="of:=[.I5]/60" office:value-type="float" office:value="37.3426666666667" calcext:value-type="float">
            <text:p>37</text:p>
          </table:table-cell>
          <table:table-cell table:formula="of:=[.I5]/3600" office:value-type="float" office:value="0.622377777777778" calcext:value-type="float">
            <text:p>0,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rtReads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1.2" calcext:value-type="float">
            <text:p>1,2</text:p>
          </table:table-cell>
          <table:table-cell office:value-type="float" office:value="2.708" calcext:value-type="float">
            <text:p>2,708</text:p>
          </table:table-cell>
          <table:table-cell office:value-type="float" office:value="709.974" calcext:value-type="float">
            <text:p>709,974</text:p>
          </table:table-cell>
          <table:table-cell table:style-name="ce2" table:formula="of:=[.I6]/60" office:value-type="float" office:value="11.8329" calcext:value-type="float">
            <text:p>12</text:p>
          </table:table-cell>
          <table:table-cell table:formula="of:=[.I6]/3600" office:value-type="float" office:value="0.197215" calcext:value-type="float">
            <text:p>0,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rtRead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PI9-randomseq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tReads_RandomSeq_out_uncompress</text:p>
          </table:table-cell>
          <table:table-cell office:value-type="float" office:value="7.78" calcext:value-type="float">
            <text:p>7,78</text:p>
          </table:table-cell>
          <table:table-cell office:value-type="float" office:value="2.13" calcext:value-type="float">
            <text:p>2,13</text:p>
          </table:table-cell>
          <table:table-cell office:value-type="float" office:value="480.33" calcext:value-type="float">
            <text:p>480,33</text:p>
          </table:table-cell>
          <table:table-cell table:style-name="ce2" table:formula="of:=[.I7]/60" office:value-type="float" office:value="8.0055" calcext:value-type="float">
            <text:p>8</text:p>
          </table:table-cell>
          <table:table-cell table:formula="of:=[.I7]/3600" office:value-type="float" office:value="0.133425" calcext:value-type="float">
            <text:p>0,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eplicate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47.34" calcext:value-type="float">
            <text:p>47,34</text:p>
          </table:table-cell>
          <table:table-cell office:value-type="float" office:value="0.256" calcext:value-type="float">
            <text:p>0,256</text:p>
          </table:table-cell>
          <table:table-cell office:value-type="float" office:value="47.5900000000001" calcext:value-type="float">
            <text:p>47,59</text:p>
          </table:table-cell>
          <table:table-cell table:style-name="ce2" table:formula="of:=[.I8]/60" office:value-type="float" office:value="0.793166666666668" calcext:value-type="float">
            <text:p>1</text:p>
          </table:table-cell>
          <table:table-cell table:formula="of:=[.I8]/3600" office:value-type="float" office:value="0.0132194444444445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eplicate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PI9 input RandoS Uncompre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ereplicted_RandomSeq_input_uncompress</text:p>
          </table:table-cell>
          <table:table-cell office:value-type="float" office:value="32.03" calcext:value-type="float">
            <text:p>32,03</text:p>
          </table:table-cell>
          <table:table-cell office:value-type="float" office:value="2.46" calcext:value-type="float">
            <text:p>2,46</text:p>
          </table:table-cell>
          <table:table-cell office:value-type="float" office:value="42.9400000000005" calcext:value-type="float">
            <text:p>42,94</text:p>
          </table:table-cell>
          <table:table-cell table:style-name="ce2" table:formula="of:=[.I9]/60" office:value-type="float" office:value="0.715666666666675" calcext:value-type="float">
            <text:p>1</text:p>
          </table:table-cell>
          <table:table-cell table:formula="of:=[.I9]/3600" office:value-type="float" office:value="0.0119277777777779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 Nombre de reads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Merge</text:p>
          </table:table-cell>
          <table:table-cell table:style-name="ce2" office:value-type="float" office:value="1168.69" calcext:value-type="float">
            <text:p>1169</text:p>
          </table:table-cell>
          <table:table-cell table:style-name="ce2" office:value-type="float" office:value="2230.78" calcext:value-type="float">
            <text:p>2231</text:p>
          </table:table-cell>
          <table:table-cell office:value-type="string" calcext:value-type="string">
            <text:p>113M</text:p>
          </table:table-cell>
          <table:table-cell office:value-type="string" calcext:value-type="string">
            <text:p>88M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RandomSeq</text:p>
          </table:table-cell>
          <table:table-cell table:style-name="ce8" office:value-type="float" office:value="487.75" calcext:value-type="float">
            <text:p>488</text:p>
          </table:table-cell>
          <table:table-cell table:style-name="ce8" office:value-type="float" office:value="2240.56" calcext:value-type="float">
            <text:p>2241</text:p>
          </table:table-cell>
          <table:table-cell table:style-name="ce7" office:value-type="string" calcext:value-type="string">
            <text:p>88M</text:p>
          </table:table-cell>
          <table:table-cell table:style-name="ce7" office:value-type="string" calcext:value-type="string">
            <text:p>30M</text:p>
          </table:table-cell>
          <table:table-cell table:style-name="ce7"/>
          <table:table-cell/>
          <table:table-cell table:style-name="ce7" table:number-columns-repeated="1017"/>
        </table:table-row>
        <table:table-row table:style-name="ro1">
          <table:table-cell office:value-type="string" calcext:value-type="string">
            <text:p>SortReads</text:p>
          </table:table-cell>
          <table:table-cell table:style-name="ce2" office:value-type="float" office:value="709.974" calcext:value-type="float">
            <text:p>710</text:p>
          </table:table-cell>
          <table:table-cell table:style-name="ce2" office:value-type="float" office:value="480.33" calcext:value-type="float">
            <text:p>480</text:p>
          </table:table-cell>
          <table:table-cell office:value-type="string" calcext:value-type="string">
            <text:p>30M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ereplicate</text:p>
          </table:table-cell>
          <table:table-cell table:style-name="ce2" office:value-type="float" office:value="47.5900000000001" calcext:value-type="float">
            <text:p>48</text:p>
          </table:table-cell>
          <table:table-cell table:style-name="ce2" office:value-type="float" office:value="42.9400000000005" calcext:value-type="float">
            <text:p>43</text:p>
          </table:table-cell>
          <table:table-cell table:number-columns-repeated="7"/>
          <table:table-cell table:style-name="Default"/>
          <table:table-cell table:number-columns-repeated="1013"/>
        </table:table-row>
      </table:table>
      <table:table table:name="Pipeline" table:style-name="ta1"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4" table:number-columns-repeated="6" table:default-cell-style-name="Default"/>
        <table:table-column table:style-name="co4" table:default-cell-style-name="ce9"/>
        <table:table-row table:style-name="ro1">
          <table:table-cell/>
          <table:table-cell office:value-type="string" calcext:value-type="string">
            <text:p>EPI09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Merge</text:p>
          </table:table-cell>
          <table:table-cell office:value-type="float" office:value="342.09" calcext:value-type="float">
            <text:p>342,09</text:p>
          </table:table-cell>
          <table:table-cell office:value-type="float" office:value="22.72" calcext:value-type="float">
            <text:p>22,72</text:p>
          </table:table-cell>
          <table:table-cell office:value-type="float" office:value="2383.69" calcext:value-type="float">
            <text:p>2383,6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Merge</text:p>
          </table:table-cell>
          <table:table-cell office:value-type="float" office:value="0.212" calcext:value-type="float">
            <text:p>0,212</text:p>
          </table:table-cell>
          <table:table-cell office:value-type="float" office:value="0.156" calcext:value-type="float">
            <text:p>0,156</text:p>
          </table:table-cell>
          <table:table-cell office:value-type="float" office:value="1119.776" calcext:value-type="float">
            <text:p>1119,77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RandomSeq</text:p>
          </table:table-cell>
          <table:table-cell office:value-type="float" office:value="1931.62" calcext:value-type="float">
            <text:p>1931,62</text:p>
          </table:table-cell>
          <table:table-cell office:value-type="float" office:value="69.26" calcext:value-type="float">
            <text:p>69,26</text:p>
          </table:table-cell>
          <table:table-cell office:value-type="float" office:value="2030.66" calcext:value-type="float">
            <text:p>2030,6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RandomSeq</text:p>
          </table:table-cell>
          <table:table-cell office:value-type="float" office:value="0.048" calcext:value-type="float">
            <text:p>0,048</text:p>
          </table:table-cell>
          <table:table-cell office:value-type="float" office:value="0.084" calcext:value-type="float">
            <text:p>0,084</text:p>
          </table:table-cell>
          <table:table-cell office:value-type="float" office:value="492.184" calcext:value-type="float">
            <text:p>492,18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SortReads</text:p>
          </table:table-cell>
          <table:table-cell office:value-type="float" office:value="79.52" calcext:value-type="float">
            <text:p>79,52</text:p>
          </table:table-cell>
          <table:table-cell office:value-type="float" office:value="8.25" calcext:value-type="float">
            <text:p>8,25</text:p>
          </table:table-cell>
          <table:table-cell office:value-type="float" office:value="2211.92" calcext:value-type="float">
            <text:p>2211,9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SortReads</text:p>
          </table:table-cell>
          <table:table-cell office:value-type="float" office:value="0.976" calcext:value-type="float">
            <text:p>0,976</text:p>
          </table:table-cell>
          <table:table-cell office:value-type="float" office:value="2.272" calcext:value-type="float">
            <text:p>2,272</text:p>
          </table:table-cell>
          <table:table-cell office:value-type="float" office:value="2643.461" calcext:value-type="float">
            <text:p>2643,46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Dereplicate</text:p>
          </table:table-cell>
          <table:table-cell office:value-type="float" office:value="560" calcext:value-type="float">
            <text:p>560</text:p>
          </table:table-cell>
          <table:table-cell office:value-type="float" office:value="22.72" calcext:value-type="float">
            <text:p>22,72</text:p>
          </table:table-cell>
          <table:table-cell office:value-type="float" office:value="595.09" calcext:value-type="float">
            <text:p>595,0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Dereplicate</text:p>
          </table:table-cell>
          <table:table-cell office:value-type="float" office:value="954.26" calcext:value-type="float">
            <text:p>954,26</text:p>
          </table:table-cell>
          <table:table-cell office:value-type="float" office:value="9.516" calcext:value-type="float">
            <text:p>9,516</text:p>
          </table:table-cell>
          <table:table-cell office:value-type="float" office:value="970.807" calcext:value-type="float">
            <text:p>970,80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LFNglobalReadCount</text:p>
          </table:table-cell>
          <table:table-cell office:value-type="float" office:value="40.4699999999998" calcext:value-type="float">
            <text:p>40,47</text:p>
          </table:table-cell>
          <table:table-cell office:value-type="float" office:value="2.25" calcext:value-type="float">
            <text:p>2,25</text:p>
          </table:table-cell>
          <table:table-cell office:value-type="float" office:value="43.3400000000001" calcext:value-type="float">
            <text:p>43,3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LFNglobalReadCount</text:p>
          </table:table-cell>
          <table:table-cell office:value-type="float" office:value="75.4359999999999" calcext:value-type="float">
            <text:p>75,436</text:p>
          </table:table-cell>
          <table:table-cell office:value-type="float" office:value="1.032" calcext:value-type="float">
            <text:p>1,032</text:p>
          </table:table-cell>
          <table:table-cell office:value-type="float" office:value="76.4549999999999" calcext:value-type="float">
            <text:p>76,45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SWARM</text:p>
          </table:table-cell>
          <table:table-cell office:value-type="float" office:value="73.3000000000002" calcext:value-type="float">
            <text:p>73,3</text:p>
          </table:table-cell>
          <table:table-cell office:value-type="float" office:value="3.81" calcext:value-type="float">
            <text:p>3,81</text:p>
          </table:table-cell>
          <table:table-cell office:value-type="float" office:value="84.0299999999997" calcext:value-type="float">
            <text:p>84,0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SWARM</text:p>
          </table:table-cell>
          <table:table-cell office:value-type="float" office:value="34.96" calcext:value-type="float">
            <text:p>34,96</text:p>
          </table:table-cell>
          <table:table-cell office:value-type="float" office:value="2.536" calcext:value-type="float">
            <text:p>2,536</text:p>
          </table:table-cell>
          <table:table-cell office:value-type="float" office:value="42.5829999999996" calcext:value-type="float">
            <text:p>42,58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Inde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Indel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CodonStop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CodonStop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ExternalContaminant</text:p>
          </table:table-cell>
          <table:table-cell office:value-type="float" office:value="6.85999999999967" calcext:value-type="float">
            <text:p>6,86</text:p>
          </table:table-cell>
          <table:table-cell office:value-type="float" office:value="0.769999999999982" calcext:value-type="float">
            <text:p>0,77</text:p>
          </table:table-cell>
          <table:table-cell office:value-type="float" office:value="9.38000000000011" calcext:value-type="float">
            <text:p>9,3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ExternalContaminant</text:p>
          </table:table-cell>
          <table:table-cell office:value-type="float" office:value="4.68000000000006" calcext:value-type="float">
            <text:p>4,68</text:p>
          </table:table-cell>
          <table:table-cell office:value-type="float" office:value="0.132" calcext:value-type="float">
            <text:p>0,132</text:p>
          </table:table-cell>
          <table:table-cell office:value-type="float" office:value="4.8070000000007" calcext:value-type="float">
            <text:p>4,80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Chimera</text:p>
          </table:table-cell>
          <table:table-cell office:value-type="float" office:value="27.73" calcext:value-type="float">
            <text:p>27,73</text:p>
          </table:table-cell>
          <table:table-cell office:value-type="float" office:value="2.36000000000001" calcext:value-type="float">
            <text:p>2,36</text:p>
          </table:table-cell>
          <table:table-cell office:value-type="float" office:value="576.6" calcext:value-type="float">
            <text:p>576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Chimera</text:p>
          </table:table-cell>
          <table:table-cell office:value-type="float" office:value="40.8119999999999" calcext:value-type="float">
            <text:p>40,812</text:p>
          </table:table-cell>
          <table:table-cell office:value-type="float" office:value="9.504" calcext:value-type="float">
            <text:p>9,504</text:p>
          </table:table-cell>
          <table:table-cell office:value-type="float" office:value="691.498000000001" calcext:value-type="float">
            <text:p>691,49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MakeRenkonenDistances</text:p>
          </table:table-cell>
          <table:table-cell office:value-type="float" office:value="5.64000000000033" calcext:value-type="float">
            <text:p>5,64</text:p>
          </table:table-cell>
          <table:table-cell office:value-type="float" office:value="0.72999999999999" calcext:value-type="float">
            <text:p>0,73</text:p>
          </table:table-cell>
          <table:table-cell office:value-type="float" office:value="7.61999999999989" calcext:value-type="float">
            <text:p>7,6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MakeRenkonenDistances</text:p>
          </table:table-cell>
          <table:table-cell office:value-type="float" office:value="8.952" calcext:value-type="float">
            <text:p>8,952</text:p>
          </table:table-cell>
          <table:table-cell office:value-type="float" office:value="0.439999999999998" calcext:value-type="float">
            <text:p>0,44</text:p>
          </table:table-cell>
          <table:table-cell office:value-type="float" office:value="9.38799999999992" calcext:value-type="float">
            <text:p>9,38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DensityPlot_RenkonenDistance</text:p>
          </table:table-cell>
          <table:table-cell office:value-type="float" office:value="0.170000000000073" calcext:value-type="float">
            <text:p>0,17</text:p>
          </table:table-cell>
          <table:table-cell office:value-type="float" office:value="0.0500000000000114" calcext:value-type="float">
            <text:p>0,05</text:p>
          </table:table-cell>
          <table:table-cell office:value-type="float" office:value="0.329999999999927" calcext:value-type="float">
            <text:p>0,3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DensityPlot_RenkonenDistance</text:p>
          </table:table-cell>
          <table:table-cell office:value-type="float" office:value="0.203999999999951" calcext:value-type="float">
            <text:p>0,204</text:p>
          </table:table-cell>
          <table:table-cell office:value-type="float" office:value="0.0240000000000009" calcext:value-type="float">
            <text:p>0,024</text:p>
          </table:table-cell>
          <table:table-cell office:value-type="float" office:value="5.22299999999996" calcext:value-type="float">
            <text:p>5,22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Barplot_RenkonenDistance</text:p>
          </table:table-cell>
          <table:table-cell office:value-type="float" office:value="0.25" calcext:value-type="float">
            <text:p>0,25</text:p>
          </table:table-cell>
          <table:table-cell office:value-type="float" office:value="0.0600000000000023" calcext:value-type="float">
            <text:p>0,06</text:p>
          </table:table-cell>
          <table:table-cell office:value-type="float" office:value="0.300000000000182" calcext:value-type="float">
            <text:p>0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Barplot_RenkonenDistance</text:p>
          </table:table-cell>
          <table:table-cell office:value-type="float" office:value="0.38799999999992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office:value-type="float" office:value="0.422999999999774" calcext:value-type="float">
            <text:p>0,42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Renkonen</text:p>
          </table:table-cell>
          <table:table-cell office:value-type="float" office:value="12.2799999999997" calcext:value-type="float">
            <text:p>12,28</text:p>
          </table:table-cell>
          <table:table-cell office:value-type="float" office:value="1.5" calcext:value-type="float">
            <text:p>1,5</text:p>
          </table:table-cell>
          <table:table-cell office:value-type="float" office:value="14.0599999999995" calcext:value-type="float">
            <text:p>14,0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Renkonen</text:p>
          </table:table-cell>
          <table:table-cell office:value-type="float" office:value="12.6320000000001" calcext:value-type="float">
            <text:p>12,632</text:p>
          </table:table-cell>
          <table:table-cell office:value-type="float" office:value="0.155999999999999" calcext:value-type="float">
            <text:p>0,156</text:p>
          </table:table-cell>
          <table:table-cell office:value-type="float" office:value="12.7839999999997" calcext:value-type="float">
            <text:p>12,78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OptimizePCRerror</text:p>
          </table:table-cell>
          <table:table-cell office:value-type="float" office:value="2.63999999999987" calcext:value-type="float">
            <text:p>2,64</text:p>
          </table:table-cell>
          <table:table-cell office:value-type="float" office:value="0.109999999999985" calcext:value-type="float">
            <text:p>0,11</text:p>
          </table:table-cell>
          <table:table-cell office:value-type="float" office:value="3.67000000000007" calcext:value-type="float">
            <text:p>3,6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OptimizePCRerror</text:p>
          </table:table-cell>
          <table:table-cell office:value-type="float" office:value="4.02400000000011" calcext:value-type="float">
            <text:p>4,024</text:p>
          </table:table-cell>
          <table:table-cell office:value-type="float" office:value="0.184000000000001" calcext:value-type="float">
            <text:p>0,184</text:p>
          </table:table-cell>
          <table:table-cell office:value-type="float" office:value="4.48399999999947" calcext:value-type="float">
            <text:p>4,48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OptimizeLFNsampleReplicate</text:p>
          </table:table-cell>
          <table:table-cell office:value-type="float" office:value="0.080000000000382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900000000001455" calcext:value-type="float">
            <text:p>0,0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OptimizeLFNsampleReplicate</text:p>
          </table:table-cell>
          <table:table-cell office:value-type="float" office:value="0.0800000000001546" calcext:value-type="float">
            <text:p>0,08</text:p>
          </table:table-cell>
          <table:table-cell office:value-type="float" office:value="0.0120000000000005" calcext:value-type="float">
            <text:p>0,012</text:p>
          </table:table-cell>
          <table:table-cell office:value-type="float" office:value="0.0900000000001455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LFNsampleReplicate</text:p>
          </table:table-cell>
          <table:table-cell office:value-type="float" office:value="0.139999999999873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30000000000109" calcext:value-type="float">
            <text:p>0,1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LFNsampleReplicate</text:p>
          </table:table-cell>
          <table:table-cell office:value-type="float" office:value="0.127999999999929" calcext:value-type="float">
            <text:p>0,128</text:p>
          </table:table-cell>
          <table:table-cell office:value-type="float" office:value="0.0120000000000005" calcext:value-type="float">
            <text:p>0,012</text:p>
          </table:table-cell>
          <table:table-cell office:value-type="float" office:value="0.140000000000327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MinReplicate1</text:p>
          </table:table-cell>
          <table:table-cell office:value-type="float" office:value="0.0499999999997272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500000000001819" calcext:value-type="float">
            <text:p>0,0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MinReplicate1</text:p>
          </table:table-cell>
          <table:table-cell office:value-type="float" office:value="0.0360000000000582" calcext:value-type="float">
            <text:p>0,036</text:p>
          </table:table-cell>
          <table:table-cell office:value-type="float" office:value="0.00799999999999912" calcext:value-type="float">
            <text:p>0,008</text:p>
          </table:table-cell>
          <table:table-cell office:value-type="float" office:value="0.0450000000000728" calcext:value-type="float">
            <text:p>0,04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OptimizeLFNreadCountLFNvariant</text:p>
          </table:table-cell>
          <table:table-cell office:value-type="float" office:value="11.1500000000001" calcext:value-type="float">
            <text:p>11,15</text:p>
          </table:table-cell>
          <table:table-cell office:value-type="float" office:value="0.390000000000015" calcext:value-type="float">
            <text:p>0,39</text:p>
          </table:table-cell>
          <table:table-cell office:value-type="float" office:value="12.5600000000004" calcext:value-type="float">
            <text:p>12,5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OptimizeLFNreadCountLFNvariant</text:p>
          </table:table-cell>
          <table:table-cell office:value-type="float" office:value="16.7" calcext:value-type="float">
            <text:p>16,7</text:p>
          </table:table-cell>
          <table:table-cell office:value-type="float" office:value="0.0760000000000005" calcext:value-type="float">
            <text:p>0,076</text:p>
          </table:table-cell>
          <table:table-cell office:value-type="float" office:value="16.7700000000004" calcext:value-type="float">
            <text:p>16,7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LFNvariant</text:p>
          </table:table-cell>
          <table:table-cell office:value-type="float" office:value="0.0799999999999272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649999999999636" calcext:value-type="float">
            <text:p>0,6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LFNvariant</text:p>
          </table:table-cell>
          <table:table-cell office:value-type="float" office:value="0.0760000000000218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0.173000000000684" calcext:value-type="float">
            <text:p>0,17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LFNreadCount</text:p>
          </table:table-cell>
          <table:table-cell office:value-type="float" office:value="0.0500000000001819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6548" calcext:value-type="float">
            <text:p>0,0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LFNreadCount</text:p>
          </table:table-cell>
          <table:table-cell office:value-type="float" office:value="0.015999999999849" calcext:value-type="float">
            <text:p>0,016</text:p>
          </table:table-cell>
          <table:table-cell office:value-type="float" office:value="0.00799999999999912" calcext:value-type="float">
            <text:p>0,008</text:p>
          </table:table-cell>
          <table:table-cell office:value-type="float" office:value="0.0230000000001382" calcext:value-type="float">
            <text:p>0,02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PoolFilters</text:p>
          </table:table-cell>
          <table:table-cell office:value-type="float" office:value="0.0599999999999454" calcext:value-type="float">
            <text:p>0,06</text:p>
          </table:table-cell>
          <table:table-cell office:value-type="float" office:value="0.00999999999999091" calcext:value-type="float">
            <text:p>0,01</text:p>
          </table:table-cell>
          <table:table-cell office:value-type="float" office:value="0.089999999999236" calcext:value-type="float">
            <text:p>0,0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PoolFilters</text:p>
          </table:table-cell>
          <table:table-cell office:value-type="float" office:value="0.0520000000001346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office:value-type="float" office:value="0.497999999999593" calcext:value-type="float">
            <text:p>0,49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MinReplicate</text:p>
          </table:table-cell>
          <table:table-cell office:value-type="float" office:value="0.0300000000002001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6548" calcext:value-type="float">
            <text:p>0,0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FilterMinReplicate</text:p>
          </table:table-cell>
          <table:table-cell office:value-type="float" office:value="0.0239999999998872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24000000000342" calcext:value-type="float">
            <text:p>0,02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MakeKnownOccurrences</text:p>
          </table:table-cell>
          <table:table-cell office:value-type="float" office:value="0.0499999999997272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4907" calcext:value-type="float">
            <text:p>0,0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MakeKnownOccurrences</text:p>
          </table:table-cell>
          <table:table-cell office:value-type="float" office:value="0.0839999999998327" calcext:value-type="float">
            <text:p>0,084</text:p>
          </table:table-cell>
          <table:table-cell office:value-type="float" office:value="0.00400000000000134" calcext:value-type="float">
            <text:p>0,004</text:p>
          </table:table-cell>
          <table:table-cell office:value-type="float" office:value="0.0869999999995343" calcext:value-type="float">
            <text:p>0,08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TaxassignRDP</text:p>
          </table:table-cell>
          <table:table-cell office:value-type="float" office:value="9.11000000000013" calcext:value-type="float">
            <text:p>9,11</text:p>
          </table:table-cell>
          <table:table-cell office:value-type="float" office:value="1.33000000000001" calcext:value-type="float">
            <text:p>1,33</text:p>
          </table:table-cell>
          <table:table-cell office:value-type="float" office:value="9.32000000000062" calcext:value-type="float">
            <text:p>9,3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TaxassignRDP</text:p>
          </table:table-cell>
          <table:table-cell office:value-type="float" office:value="1.42799999999988" calcext:value-type="float">
            <text:p>1,428</text:p>
          </table:table-cell>
          <table:table-cell office:value-type="float" office:value="0.16" calcext:value-type="float">
            <text:p>0,16</text:p>
          </table:table-cell>
          <table:table-cell office:value-type="float" office:value="7.75799999999981" calcext:value-type="float">
            <text:p>7,75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WriteASVtable</text:p>
          </table:table-cell>
          <table:table-cell office:value-type="float" office:value="0.0599999999999454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9999999999709" calcext:value-type="float">
            <text:p>0,0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WriteASVtable</text:p>
          </table:table-cell>
          <table:table-cell office:value-type="float" office:value="0.100000000000136" calcext:value-type="float">
            <text:p>0,1</text:p>
          </table:table-cell>
          <table:table-cell office:value-type="float" office:value="0.00399999999999778" calcext:value-type="float">
            <text:p>0,004</text:p>
          </table:table-cell>
          <table:table-cell office:value-type="float" office:value="0.101999999999862" calcext:value-type="float">
            <text:p>0,102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PairwiseIdentityPlotPerSwarmD</text:p>
          </table:table-cell>
          <table:table-cell office:value-type="float" office:value="2.07999999999993" calcext:value-type="float">
            <text:p>2,08</text:p>
          </table:table-cell>
          <table:table-cell office:value-type="float" office:value="1.48999999999998" calcext:value-type="float">
            <text:p>1,49</text:p>
          </table:table-cell>
          <table:table-cell office:value-type="float" office:value="9.35999999999967" calcext:value-type="float">
            <text:p>9,3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PairwiseIdentityPlotPerSwarmD</text:p>
          </table:table-cell>
          <table:table-cell office:value-type="float" office:value="2.36000000000013" calcext:value-type="float">
            <text:p>2,36</text:p>
          </table:table-cell>
          <table:table-cell office:value-type="float" office:value="1.404" calcext:value-type="float">
            <text:p>1,404</text:p>
          </table:table-cell>
          <table:table-cell office:value-type="float" office:value="5.78099999999995" calcext:value-type="float">
            <text:p>5,78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PlotClusterClasstification</text:p>
          </table:table-cell>
          <table:table-cell office:value-type="float" office:value="1.26000000000022" calcext:value-type="float">
            <text:p>1,26</text:p>
          </table:table-cell>
          <table:table-cell office:value-type="float" office:value="1.37" calcext:value-type="float">
            <text:p>1,37</text:p>
          </table:table-cell>
          <table:table-cell office:value-type="float" office:value="7.90999999999985" calcext:value-type="float">
            <text:p>7,9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PlotClusterClasstification</text:p>
          </table:table-cell>
          <table:table-cell office:value-type="float" office:value="1.904" calcext:value-type="float">
            <text:p>1,904</text:p>
          </table:table-cell>
          <table:table-cell office:value-type="float" office:value="1.316" calcext:value-type="float">
            <text:p>1,316</text:p>
          </table:table-cell>
          <table:table-cell office:value-type="float" office:value="4.85500000000047" calcext:value-type="float">
            <text:p>4,85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PlotClusterClasstification</text:p>
          </table:table-cell>
          <table:table-cell office:value-type="float" office:value="0.0599999999999454" calcext:value-type="float">
            <text:p>0,06</text:p>
          </table:table-cell>
          <table:table-cell office:value-type="float" office:value="0.0300000000000011" calcext:value-type="float">
            <text:p>0,03</text:p>
          </table:table-cell>
          <table:table-cell office:value-type="float" office:value="0.449999999999818" calcext:value-type="float">
            <text:p>0,4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PlotClusterClasstification</text:p>
          </table:table-cell>
          <table:table-cell office:value-type="float" office:value="0.0320000000001528" calcext:value-type="float">
            <text:p>0,032</text:p>
          </table:table-cell>
          <table:table-cell office:value-type="float" office:value="0.111999999999998" calcext:value-type="float">
            <text:p>0,112</text:p>
          </table:table-cell>
          <table:table-cell office:value-type="float" office:value="0.276000000000749" calcext:value-type="float">
            <text:p>0,27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WriteASVtable_clusters</text:p>
          </table:table-cell>
          <table:table-cell office:value-type="float" office:value="0.0799999999999272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799999999999272" calcext:value-type="float">
            <text:p>0,0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WriteASVtable_clusters</text:p>
          </table:table-cell>
          <table:table-cell office:value-type="float" office:value="0.0919999999998709" calcext:value-type="float">
            <text:p>0,092</text:p>
          </table:table-cell>
          <table:table-cell office:value-type="float" office:value="0.0120000000000005" calcext:value-type="float">
            <text:p>0,012</text:p>
          </table:table-cell>
          <table:table-cell office:value-type="float" office:value="0.101999999999862" calcext:value-type="float">
            <text:p>0,1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otal time</text:p>
          </table:table-cell>
          <table:table-cell table:formula="of:=SUM([.F2:.F31])" office:value-type="float" office:value="8001.57" calcext:value-type="float">
            <text:p>8001,57</text:p>
          </table:table-cell>
          <table:table-cell table:formula="of:=[.F32]/60" office:value-type="float" office:value="133.3595" calcext:value-type="float">
            <text:p>133,3595</text:p>
          </table:table-cell>
          <table:table-cell table:number-columns-repeated="3"/>
          <table:table-cell office:value-type="string" calcext:value-type="string">
            <text:p>Total time</text:p>
          </table:table-cell>
          <table:table-cell table:formula="of:=SUM([.L2:.L31])" office:value-type="float" office:value="6110.597" calcext:value-type="float">
            <text:p>6110,597</text:p>
          </table:table-cell>
          <table:table-cell table:style-name="Default" table:formula="of:=[.L32]/60" office:value-type="float" office:value="101.843283333333" calcext:value-type="float">
            <text:p>101,84328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process</text:p>
          </table:table-cell>
          <table:table-cell table:formula="of:=SUM([.F2:.F5])" office:value-type="float" office:value="7221.36" calcext:value-type="float">
            <text:p>7221,36</text:p>
          </table:table-cell>
          <table:table-cell table:formula="of:=[.F33]/60" office:value-type="float" office:value="120.356" calcext:value-type="float">
            <text:p>120,356</text:p>
          </table:table-cell>
          <table:table-cell table:number-columns-repeated="3"/>
          <table:table-cell office:value-type="string" calcext:value-type="string">
            <text:p>Preprocess</text:p>
          </table:table-cell>
          <table:table-cell table:formula="of:=SUM([.L2:.L5])" office:value-type="float" office:value="5226.228" calcext:value-type="float">
            <text:p>5226,228</text:p>
          </table:table-cell>
          <table:table-cell table:style-name="Default" table:formula="of:=[.L33]/60" office:value-type="float" office:value="87.1038" calcext:value-type="float">
            <text:p>87,10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ter+mOTU</text:p>
          </table:table-cell>
          <table:table-cell table:formula="of:=SUM([.F6:.F31])" office:value-type="float" office:value="780.21" calcext:value-type="float">
            <text:p>780,21</text:p>
          </table:table-cell>
          <table:table-cell table:formula="of:=[.F34]/60" office:value-type="float" office:value="13.0035" calcext:value-type="float">
            <text:p>13,0035</text:p>
          </table:table-cell>
          <table:table-cell table:number-columns-repeated="3"/>
          <table:table-cell office:value-type="string" calcext:value-type="string">
            <text:p>Filter+mOTU</text:p>
          </table:table-cell>
          <table:table-cell table:formula="of:=SUM([.L6:.L31])" office:value-type="float" office:value="884.369000000002" calcext:value-type="float">
            <text:p>884,369</text:p>
          </table:table-cell>
          <table:table-cell table:style-name="Default" table:formula="of:=[.L34]/60" office:value-type="float" office:value="14.7394833333334" calcext:value-type="float">
            <text:p>14,7394833333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Merge</text:p>
          </table:table-cell>
          <table:table-cell office:value-type="float" office:value="370.22" calcext:value-type="float">
            <text:p>370,22</text:p>
          </table:table-cell>
          <table:table-cell office:value-type="float" office:value="23.29" calcext:value-type="float">
            <text:p>23,29</text:p>
          </table:table-cell>
          <table:table-cell office:value-type="float" office:value="2268.77" calcext:value-type="float">
            <text:p>2268,7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Merge</text:p>
          </table:table-cell>
          <table:table-cell office:value-type="float" office:value="0.292000000000002" calcext:value-type="float">
            <text:p>0,292</text:p>
          </table:table-cell>
          <table:table-cell office:value-type="float" office:value="0.12" calcext:value-type="float">
            <text:p>0,12</text:p>
          </table:table-cell>
          <table:table-cell office:value-type="float" office:value="1239.221" calcext:value-type="float">
            <text:p>1239,22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RandomSeq</text:p>
          </table:table-cell>
          <table:table-cell office:value-type="float" office:value="2124.13" calcext:value-type="float">
            <text:p>2124,13</text:p>
          </table:table-cell>
          <table:table-cell office:value-type="float" office:value="75.32" calcext:value-type="float">
            <text:p>75,32</text:p>
          </table:table-cell>
          <table:table-cell office:value-type="float" office:value="2228.56" calcext:value-type="float">
            <text:p>2228,5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RandomSeq</text:p>
          </table:table-cell>
          <table:table-cell office:value-type="float" office:value="0.0399999999999991" calcext:value-type="float">
            <text:p>0,04</text:p>
          </table:table-cell>
          <table:table-cell office:value-type="float" office:value="0.128" calcext:value-type="float">
            <text:p>0,128</text:p>
          </table:table-cell>
          <table:table-cell office:value-type="float" office:value="616.281" calcext:value-type="float">
            <text:p>616,28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SortReads</text:p>
          </table:table-cell>
          <table:table-cell office:value-type="float" office:value="93.1699999999996" calcext:value-type="float">
            <text:p>93,17</text:p>
          </table:table-cell>
          <table:table-cell office:value-type="float" office:value="9.68000000000001" calcext:value-type="float">
            <text:p>9,68</text:p>
          </table:table-cell>
          <table:table-cell office:value-type="float" office:value="2490.25" calcext:value-type="float">
            <text:p>2490,2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SortReads</text:p>
          </table:table-cell>
          <table:table-cell office:value-type="float" office:value="0.956" calcext:value-type="float">
            <text:p>0,956</text:p>
          </table:table-cell>
          <table:table-cell office:value-type="float" office:value="2.956" calcext:value-type="float">
            <text:p>2,956</text:p>
          </table:table-cell>
          <table:table-cell office:value-type="float" office:value="3006.671" calcext:value-type="float">
            <text:p>3006,67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Dereplicate</text:p>
          </table:table-cell>
          <table:table-cell office:value-type="float" office:value="452.12" calcext:value-type="float">
            <text:p>452,12</text:p>
          </table:table-cell>
          <table:table-cell office:value-type="float" office:value="21.45" calcext:value-type="float">
            <text:p>21,45</text:p>
          </table:table-cell>
          <table:table-cell office:value-type="float" office:value="511.610000000001" calcext:value-type="float">
            <text:p>511,6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Dereplicate</text:p>
          </table:table-cell>
          <table:table-cell office:value-type="float" office:value="741.064" calcext:value-type="float">
            <text:p>741,064</text:p>
          </table:table-cell>
          <table:table-cell office:value-type="float" office:value="5.016" calcext:value-type="float">
            <text:p>5,016</text:p>
          </table:table-cell>
          <table:table-cell office:value-type="float" office:value="750.814" calcext:value-type="float">
            <text:p>750,81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LFNglobalReadCount</text:p>
          </table:table-cell>
          <table:table-cell office:value-type="float" office:value="22.1799999999998" calcext:value-type="float">
            <text:p>22,18</text:p>
          </table:table-cell>
          <table:table-cell office:value-type="float" office:value="1.48999999999998" calcext:value-type="float">
            <text:p>1,49</text:p>
          </table:table-cell>
          <table:table-cell office:value-type="float" office:value="23.8899999999994" calcext:value-type="float">
            <text:p>23,8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LFNglobalReadCount</text:p>
          </table:table-cell>
          <table:table-cell office:value-type="float" office:value="42.192" calcext:value-type="float">
            <text:p>42,192</text:p>
          </table:table-cell>
          <table:table-cell office:value-type="float" office:value="0.376000000000001" calcext:value-type="float">
            <text:p>0,376</text:p>
          </table:table-cell>
          <table:table-cell office:value-type="float" office:value="42.5609999999997" calcext:value-type="float">
            <text:p>42,56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SWARM</text:p>
          </table:table-cell>
          <table:table-cell office:value-type="float" office:value="33.4700000000003" calcext:value-type="float">
            <text:p>33,47</text:p>
          </table:table-cell>
          <table:table-cell office:value-type="float" office:value="2.87" calcext:value-type="float">
            <text:p>2,87</text:p>
          </table:table-cell>
          <table:table-cell office:value-type="float" office:value="39.0600000000013" calcext:value-type="float">
            <text:p>39,0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SWARM</text:p>
          </table:table-cell>
          <table:table-cell office:value-type="float" office:value="26.388" calcext:value-type="float">
            <text:p>26,388</text:p>
          </table:table-cell>
          <table:table-cell office:value-type="float" office:value="2.624" calcext:value-type="float">
            <text:p>2,624</text:p>
          </table:table-cell>
          <table:table-cell office:value-type="float" office:value="34.5450000000001" calcext:value-type="float">
            <text:p>34,54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Indel</text:p>
          </table:table-cell>
          <table:table-cell office:value-type="float" office:value="1.30000000000018" calcext:value-type="float">
            <text:p>1,3</text:p>
          </table:table-cell>
          <table:table-cell office:value-type="float" office:value="0.140000000000015" calcext:value-type="float">
            <text:p>0,14</text:p>
          </table:table-cell>
          <table:table-cell office:value-type="float" office:value="2.26999999999862" calcext:value-type="float">
            <text:p>2,2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Indel</text:p>
          </table:table-cell>
          <table:table-cell office:value-type="float" office:value="0.716000000000008" calcext:value-type="float">
            <text:p>0,716</text:p>
          </table:table-cell>
          <table:table-cell office:value-type="float" office:value="0.0240000000000009" calcext:value-type="float">
            <text:p>0,024</text:p>
          </table:table-cell>
          <table:table-cell office:value-type="float" office:value="0.738999999999578" calcext:value-type="float">
            <text:p>0,73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CodonStop</text:p>
          </table:table-cell>
          <table:table-cell office:value-type="float" office:value="16.6999999999998" calcext:value-type="float">
            <text:p>16,7</text:p>
          </table:table-cell>
          <table:table-cell office:value-type="float" office:value="0.239999999999981" calcext:value-type="float">
            <text:p>0,24</text:p>
          </table:table-cell>
          <table:table-cell office:value-type="float" office:value="17.1100000000006" calcext:value-type="float">
            <text:p>17,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CodonStop</text:p>
          </table:table-cell>
          <table:table-cell office:value-type="float" office:value="27.356" calcext:value-type="float">
            <text:p>27,356</text:p>
          </table:table-cell>
          <table:table-cell office:value-type="float" office:value="0.144" calcext:value-type="float">
            <text:p>0,144</text:p>
          </table:table-cell>
          <table:table-cell office:value-type="float" office:value="27.4949999999999" calcext:value-type="float">
            <text:p>27,49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ExternalContaminant</text:p>
          </table:table-cell>
          <table:table-cell office:value-type="float" office:value="1.32999999999993" calcext:value-type="float">
            <text:p>1,33</text:p>
          </table:table-cell>
          <table:table-cell office:value-type="float" office:value="0.140000000000015" calcext:value-type="float">
            <text:p>0,14</text:p>
          </table:table-cell>
          <table:table-cell office:value-type="float" office:value="1.51000000000022" calcext:value-type="float">
            <text:p>1,5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ExternalContaminant</text:p>
          </table:table-cell>
          <table:table-cell office:value-type="float" office:value="1.09199999999998" calcext:value-type="float">
            <text:p>1,092</text:p>
          </table:table-cell>
          <table:table-cell office:value-type="float" office:value="0.0239999999999991" calcext:value-type="float">
            <text:p>0,024</text:p>
          </table:table-cell>
          <table:table-cell office:value-type="float" office:value="1.11299999999937" calcext:value-type="float">
            <text:p>1,11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Chimera</text:p>
          </table:table-cell>
          <table:table-cell office:value-type="float" office:value="6.49000000000024" calcext:value-type="float">
            <text:p>6,49</text:p>
          </table:table-cell>
          <table:table-cell office:value-type="float" office:value="0.620000000000005" calcext:value-type="float">
            <text:p>0,62</text:p>
          </table:table-cell>
          <table:table-cell office:value-type="float" office:value="120.799999999999" calcext:value-type="float">
            <text:p>120,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Chimera</text:p>
          </table:table-cell>
          <table:table-cell office:value-type="float" office:value="9.13199999999995" calcext:value-type="float">
            <text:p>9,132</text:p>
          </table:table-cell>
          <table:table-cell office:value-type="float" office:value="3.968" calcext:value-type="float">
            <text:p>3,968</text:p>
          </table:table-cell>
          <table:table-cell office:value-type="float" office:value="135.988" calcext:value-type="float">
            <text:p>135,98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MakeRenkonenDistances</text:p>
          </table:table-cell>
          <table:table-cell office:value-type="float" office:value="2.67999999999984" calcext:value-type="float">
            <text:p>2,68</text:p>
          </table:table-cell>
          <table:table-cell office:value-type="float" office:value="0.359999999999985" calcext:value-type="float">
            <text:p>0,36</text:p>
          </table:table-cell>
          <table:table-cell office:value-type="float" office:value="3.03000000000065" calcext:value-type="float">
            <text:p>3,0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MakeRenkonenDistances</text:p>
          </table:table-cell>
          <table:table-cell office:value-type="float" office:value="3.78000000000009" calcext:value-type="float">
            <text:p>3,78</text:p>
          </table:table-cell>
          <table:table-cell office:value-type="float" office:value="0.0599999999999987" calcext:value-type="float">
            <text:p>0,06</text:p>
          </table:table-cell>
          <table:table-cell office:value-type="float" office:value="3.83899999999994" calcext:value-type="float">
            <text:p>3,83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DensityPlot_RenkonenDistance</text:p>
          </table:table-cell>
          <table:table-cell office:value-type="float" office:value="0.150000000000091" calcext:value-type="float">
            <text:p>0,15</text:p>
          </table:table-cell>
          <table:table-cell office:value-type="float" office:value="0.0800000000000125" calcext:value-type="float">
            <text:p>0,08</text:p>
          </table:table-cell>
          <table:table-cell office:value-type="float" office:value="0.549999999999272" calcext:value-type="float">
            <text:p>0,5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DensityPlot_RenkonenDistance</text:p>
          </table:table-cell>
          <table:table-cell office:value-type="float" office:value="0.327999999999975" calcext:value-type="float">
            <text:p>0,328</text:p>
          </table:table-cell>
          <table:table-cell office:value-type="float" office:value="0.0680000000000014" calcext:value-type="float">
            <text:p>0,068</text:p>
          </table:table-cell>
          <table:table-cell office:value-type="float" office:value="3.76399999999921" calcext:value-type="float">
            <text:p>3,76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Barplot_RenkonenDistance</text:p>
          </table:table-cell>
          <table:table-cell office:value-type="float" office:value="0.139999999999873" calcext:value-type="float">
            <text:p>0,14</text:p>
          </table:table-cell>
          <table:table-cell office:value-type="float" office:value="0.0600000000000023" calcext:value-type="float">
            <text:p>0,06</text:p>
          </table:table-cell>
          <table:table-cell office:value-type="float" office:value="0.220000000001164" calcext:value-type="float">
            <text:p>0,2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Barplot_RenkonenDistance</text:p>
          </table:table-cell>
          <table:table-cell office:value-type="float" office:value="0.399999999999977" calcext:value-type="float">
            <text:p>0,4</text:p>
          </table:table-cell>
          <table:table-cell office:value-type="float" office:value="0.00399999999999778" calcext:value-type="float">
            <text:p>0,004</text:p>
          </table:table-cell>
          <table:table-cell office:value-type="float" office:value="0.456000000000131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Renkonen</text:p>
          </table:table-cell>
          <table:table-cell office:value-type="float" office:value="4.03999999999996" calcext:value-type="float">
            <text:p>4,04</text:p>
          </table:table-cell>
          <table:table-cell office:value-type="float" office:value="0.219999999999999" calcext:value-type="float">
            <text:p>0,22</text:p>
          </table:table-cell>
          <table:table-cell office:value-type="float" office:value="4.32999999999993" calcext:value-type="float">
            <text:p>4,3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Renkonen</text:p>
          </table:table-cell>
          <table:table-cell office:value-type="float" office:value="5.428" calcext:value-type="float">
            <text:p>5,428</text:p>
          </table:table-cell>
          <table:table-cell office:value-type="float" office:value="0.0560000000000009" calcext:value-type="float">
            <text:p>0,056</text:p>
          </table:table-cell>
          <table:table-cell office:value-type="float" office:value="5.48199999999997" calcext:value-type="float">
            <text:p>5,482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OptimizePCRerror</text:p>
          </table:table-cell>
          <table:table-cell office:value-type="float" office:value="0.670000000000073" calcext:value-type="float">
            <text:p>0,67</text:p>
          </table:table-cell>
          <table:table-cell office:value-type="float" office:value="0.0499999999999829" calcext:value-type="float">
            <text:p>0,05</text:p>
          </table:table-cell>
          <table:table-cell office:value-type="float" office:value="2.02999999999884" calcext:value-type="float">
            <text:p>2,0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OptimizePCRerror</text:p>
          </table:table-cell>
          <table:table-cell office:value-type="float" office:value="1.68799999999999" calcext:value-type="float">
            <text:p>1,688</text:p>
          </table:table-cell>
          <table:table-cell office:value-type="float" office:value="0.103999999999999" calcext:value-type="float">
            <text:p>0,104</text:p>
          </table:table-cell>
          <table:table-cell office:value-type="float" office:value="1.97400000000016" calcext:value-type="float">
            <text:p>1,97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OptimizeLFNsampleReplicate</text:p>
          </table:table-cell>
          <table:table-cell office:value-type="float" office:value="0.0399999999999636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00000000008731" calcext:value-type="float">
            <text:p>0,0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OptimizeLFNsampleReplicate</text:p>
          </table:table-cell>
          <table:table-cell office:value-type="float" office:value="0.127999999999929" calcext:value-type="float">
            <text:p>0,128</text:p>
          </table:table-cell>
          <table:table-cell office:value-type="float" office:value="0.00400000000000134" calcext:value-type="float">
            <text:p>0,004</text:p>
          </table:table-cell>
          <table:table-cell office:value-type="float" office:value="0.127999999999702" calcext:value-type="float">
            <text:p>0,12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LFNsampleReplicate</text:p>
          </table:table-cell>
          <table:table-cell office:value-type="float" office:value="0.110000000000127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100000000000364" calcext:value-type="float">
            <text:p>0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LFNsampleReplicate</text:p>
          </table:table-cell>
          <table:table-cell office:value-type="float" office:value="0.0760000000000218" calcext:value-type="float">
            <text:p>0,076</text:p>
          </table:table-cell>
          <table:table-cell office:value-type="float" office:value="0.0120000000000005" calcext:value-type="float">
            <text:p>0,012</text:p>
          </table:table-cell>
          <table:table-cell office:value-type="float" office:value="0.0879999999997381" calcext:value-type="float">
            <text:p>0,08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MinReplicate1</text:p>
          </table:table-cell>
          <table:table-cell office:value-type="float" office:value="0.0599999999999454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799999999999272" calcext:value-type="float">
            <text:p>0,0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MinReplicate1</text:p>
          </table:table-cell>
          <table:table-cell office:value-type="float" office:value="0.0720000000000027" calcext:value-type="float">
            <text:p>0,072</text:p>
          </table:table-cell>
          <table:table-cell office:value-type="float" office:value="0.0120000000000005" calcext:value-type="float">
            <text:p>0,012</text:p>
          </table:table-cell>
          <table:table-cell office:value-type="float" office:value="0.0809999999992215" calcext:value-type="float">
            <text:p>0,08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OptimizeLFNreadCountLFNvariant</text:p>
          </table:table-cell>
          <table:table-cell office:value-type="float" office:value="13.6199999999999" calcext:value-type="float">
            <text:p>13,62</text:p>
          </table:table-cell>
          <table:table-cell office:value-type="float" office:value="0.5" calcext:value-type="float">
            <text:p>0,5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OptimizeLFNreadCountLFNvariant</text:p>
          </table:table-cell>
          <table:table-cell office:value-type="float" office:value="23.5360000000001" calcext:value-type="float">
            <text:p>23,536</text:p>
          </table:table-cell>
          <table:table-cell office:value-type="float" office:value="0.0479999999999983" calcext:value-type="float">
            <text:p>0,048</text:p>
          </table:table-cell>
          <table:table-cell office:value-type="float" office:value="23.576" calcext:value-type="float">
            <text:p>23,57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LFNvariant</text:p>
          </table:table-cell>
          <table:table-cell office:value-type="float" office:value="0.100000000000364" calcext:value-type="float">
            <text:p>0,1</text:p>
          </table:table-cell>
          <table:table-cell office:value-type="float" office:value="0.0100000000000193" calcext:value-type="float">
            <text:p>0,01</text:p>
          </table:table-cell>
          <table:table-cell office:value-type="float" office:value="0.119999999998981" calcext:value-type="float">
            <text:p>0,1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LFNvariant</text:p>
          </table:table-cell>
          <table:table-cell office:value-type="float" office:value="0.0839999999999463" calcext:value-type="float">
            <text:p>0,084</text:p>
          </table:table-cell>
          <table:table-cell office:value-type="float" office:value="0.00799999999999912" calcext:value-type="float">
            <text:p>0,008</text:p>
          </table:table-cell>
          <table:table-cell office:value-type="float" office:value="0.166000000000167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LFNreadCount</text:p>
          </table:table-cell>
          <table:table-cell office:value-type="float" office:value="0.0599999999999454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00000000013097" calcext:value-type="float">
            <text:p>0,0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LFNreadCount</text:p>
          </table:table-cell>
          <table:table-cell office:value-type="float" office:value="0.02800000000002" calcext:value-type="float">
            <text:p>0,028</text:p>
          </table:table-cell>
          <table:table-cell office:value-type="float" office:value="0.00400000000000134" calcext:value-type="float">
            <text:p>0,004</text:p>
          </table:table-cell>
          <table:table-cell office:value-type="float" office:value="0.0300000000006548" calcext:value-type="float">
            <text:p>0,0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PoolFilters</text:p>
          </table:table-cell>
          <table:table-cell office:value-type="float" office:value="0.159999999999854" calcext:value-type="float">
            <text:p>0,16</text:p>
          </table:table-cell>
          <table:table-cell office:value-type="float" office:value="0.0300000000000011" calcext:value-type="float">
            <text:p>0,03</text:p>
          </table:table-cell>
          <table:table-cell office:value-type="float" office:value="0.169999999998254" calcext:value-type="float">
            <text:p>0,1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PoolFilters</text:p>
          </table:table-cell>
          <table:table-cell office:value-type="float" office:value="0.0480000000000018" calcext:value-type="float">
            <text:p>0,048</text:p>
          </table:table-cell>
          <table:table-cell office:value-type="float" office:value="0.00400000000000134" calcext:value-type="float">
            <text:p>0,004</text:p>
          </table:table-cell>
          <table:table-cell office:value-type="float" office:value="0.416000000000167" calcext:value-type="float">
            <text:p>0,41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MinReplicate</text:p>
          </table:table-cell>
          <table:table-cell office:value-type="float" office:value="0.0300000000002001" calcext:value-type="float">
            <text:p>0,03</text:p>
          </table:table-cell>
          <table:table-cell office:value-type="float" office:value="0.0199999999999818" calcext:value-type="float">
            <text:p>0,02</text:p>
          </table:table-cell>
          <table:table-cell office:value-type="float" office:value="0.070000000001528" calcext:value-type="float">
            <text:p>0,0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FilterMinReplicate</text:p>
          </table:table-cell>
          <table:table-cell office:value-type="float" office:value="0.0319999999999254" calcext:value-type="float">
            <text:p>0,032</text:p>
          </table:table-cell>
          <table:table-cell office:value-type="float" office:value="0.00399999999999778" calcext:value-type="float">
            <text:p>0,004</text:p>
          </table:table-cell>
          <table:table-cell office:value-type="float" office:value="0.0389999999997599" calcext:value-type="float">
            <text:p>0,03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MakeKnownOccurrences</text:p>
          </table:table-cell>
          <table:table-cell office:value-type="float" office:value="0.069999999999709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799999999999272" calcext:value-type="float">
            <text:p>0,0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MakeKnownOccurrences</text:p>
          </table:table-cell>
          <table:table-cell office:value-type="float" office:value="0.128000000000043" calcext:value-type="float">
            <text:p>0,128</text:p>
          </table:table-cell>
          <table:table-cell office:value-type="float" office:value="0" calcext:value-type="float">
            <text:p>0</text:p>
          </table:table-cell>
          <table:table-cell office:value-type="float" office:value="0.126000000000204" calcext:value-type="float">
            <text:p>0,12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TaxAssign</text:p>
          </table:table-cell>
          <table:table-cell office:value-type="float" office:value="52.9000000000001" calcext:value-type="float">
            <text:p>52,9</text:p>
          </table:table-cell>
          <table:table-cell office:value-type="float" office:value="3.37" calcext:value-type="float">
            <text:p>3,37</text:p>
          </table:table-cell>
          <table:table-cell office:value-type="float" office:value="150.639999999999" calcext:value-type="float">
            <text:p>150,6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TaxAssign</text:p>
          </table:table-cell>
          <table:table-cell office:value-type="float" office:value="70.848" calcext:value-type="float">
            <text:p>70,848</text:p>
          </table:table-cell>
          <table:table-cell office:value-type="float" office:value="0.827999999999999" calcext:value-type="float">
            <text:p>0,828</text:p>
          </table:table-cell>
          <table:table-cell office:value-type="float" office:value="213.379" calcext:value-type="float">
            <text:p>213,37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WriteASVtable</text:p>
          </table:table-cell>
          <table:table-cell office:value-type="float" office:value="0.099999999999909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200000000008" calcext:value-type="float">
            <text:p>0,1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WriteASVtable</text:p>
          </table:table-cell>
          <table:table-cell office:value-type="float" office:value="0.135999999999967" calcext:value-type="float">
            <text:p>0,136</text:p>
          </table:table-cell>
          <table:table-cell office:value-type="float" office:value="0.00800000000000267" calcext:value-type="float">
            <text:p>0,008</text:p>
          </table:table-cell>
          <table:table-cell office:value-type="float" office:value="0.141999999999825" calcext:value-type="float">
            <text:p>0,142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PairwiseIdentityPlotPerSwarmD</text:p>
          </table:table-cell>
          <table:table-cell office:value-type="float" office:value="2.51999999999998" calcext:value-type="float">
            <text:p>2,52</text:p>
          </table:table-cell>
          <table:table-cell office:value-type="float" office:value="1.84999999999999" calcext:value-type="float">
            <text:p>1,85</text:p>
          </table:table-cell>
          <table:table-cell office:value-type="float" office:value="13.3399999999983" calcext:value-type="float">
            <text:p>13,3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PairwiseIdentityPlotPerSwarmD</text:p>
          </table:table-cell>
          <table:table-cell office:value-type="float" office:value="2.76400000000001" calcext:value-type="float">
            <text:p>2,764</text:p>
          </table:table-cell>
          <table:table-cell office:value-type="float" office:value="1.08" calcext:value-type="float">
            <text:p>1,08</text:p>
          </table:table-cell>
          <table:table-cell office:value-type="float" office:value="8.55500000000029" calcext:value-type="float">
            <text:p>8,55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PlotClusterClasstification</text:p>
          </table:table-cell>
          <table:table-cell office:value-type="float" office:value="1.67000000000007" calcext:value-type="float">
            <text:p>1,67</text:p>
          </table:table-cell>
          <table:table-cell office:value-type="float" office:value="1.59" calcext:value-type="float">
            <text:p>1,59</text:p>
          </table:table-cell>
          <table:table-cell office:value-type="float" office:value="9.32000000000153" calcext:value-type="float">
            <text:p>9,3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PlotClusterClasstification</text:p>
          </table:table-cell>
          <table:table-cell office:value-type="float" office:value="3.06399999999996" calcext:value-type="float">
            <text:p>3,064</text:p>
          </table:table-cell>
          <table:table-cell office:value-type="float" office:value="1.052" calcext:value-type="float">
            <text:p>1,052</text:p>
          </table:table-cell>
          <table:table-cell office:value-type="float" office:value="6.03999999999905" calcext:value-type="float">
            <text:p>6,0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PlotClusterClasstification</text:p>
          </table:table-cell>
          <table:table-cell office:value-type="float" office:value="0.110000000000127" calcext:value-type="float">
            <text:p>0,11</text:p>
          </table:table-cell>
          <table:table-cell office:value-type="float" office:value="0.0600000000000023" calcext:value-type="float">
            <text:p>0,06</text:p>
          </table:table-cell>
          <table:table-cell office:value-type="float" office:value="0.479999999999563" calcext:value-type="float">
            <text:p>0,4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PlotClusterClasstification</text:p>
          </table:table-cell>
          <table:table-cell office:value-type="float" office:value="0.0520000000000209" calcext:value-type="float">
            <text:p>0,052</text:p>
          </table:table-cell>
          <table:table-cell office:value-type="float" office:value="0.088000000000001" calcext:value-type="float">
            <text:p>0,088</text:p>
          </table:table-cell>
          <table:table-cell office:value-type="float" office:value="0.266999999999825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WriteASVtable_clusters</text:p>
          </table:table-cell>
          <table:table-cell office:value-type="float" office:value="0.110000000000127" calcext:value-type="float">
            <text:p>0,11</text:p>
          </table:table-cell>
          <table:table-cell office:value-type="float" office:value="0.0200000000000102" calcext:value-type="float">
            <text:p>0,02</text:p>
          </table:table-cell>
          <table:table-cell office:value-type="float" office:value="0.110000000000582" calcext:value-type="float">
            <text:p>0,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WriteASVtable_clusters</text:p>
          </table:table-cell>
          <table:table-cell office:value-type="float" office:value="0.152000000000044" calcext:value-type="float">
            <text:p>0,152</text:p>
          </table:table-cell>
          <table:table-cell office:value-type="float" office:value="0.0120000000000005" calcext:value-type="float">
            <text:p>0,012</text:p>
          </table:table-cell>
          <table:table-cell office:value-type="float" office:value="0.162999999998647" calcext:value-type="float">
            <text:p>0,16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otal time</text:p>
          </table:table-cell>
          <table:table-cell table:formula="of:=SUM([.F35:.F64])" office:value-type="float" office:value="7902.97" calcext:value-type="float">
            <text:p>7902,97</text:p>
          </table:table-cell>
          <table:table-cell table:formula="of:=[.F65]/60" office:value-type="float" office:value="131.716166666667" calcext:value-type="float">
            <text:p>131,7161666667</text:p>
          </table:table-cell>
          <table:table-cell table:number-columns-repeated="3"/>
          <table:table-cell office:value-type="string" calcext:value-type="string">
            <text:p>Total time</text:p>
          </table:table-cell>
          <table:table-cell table:formula="of:=SUM([.L35:.L64])" office:value-type="float" office:value="6124.139" calcext:value-type="float">
            <text:p>6124,139</text:p>
          </table:table-cell>
          <table:table-cell table:style-name="Default" table:formula="of:=[.L65]/60" office:value-type="float" office:value="102.068983333333" calcext:value-type="float">
            <text:p>102,06898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process</text:p>
          </table:table-cell>
          <table:table-cell table:formula="of:=SUM([.F35:.F38])" office:value-type="float" office:value="7499.19" calcext:value-type="float">
            <text:p>7499,19</text:p>
          </table:table-cell>
          <table:table-cell table:formula="of:=[.F66]/60" office:value-type="float" office:value="124.9865" calcext:value-type="float">
            <text:p>124,9865</text:p>
          </table:table-cell>
          <table:table-cell table:number-columns-repeated="3"/>
          <table:table-cell office:value-type="string" calcext:value-type="string">
            <text:p>Preprocess</text:p>
          </table:table-cell>
          <table:table-cell table:formula="of:=SUM([.L35:.L38])" office:value-type="float" office:value="5612.987" calcext:value-type="float">
            <text:p>5612,987</text:p>
          </table:table-cell>
          <table:table-cell table:style-name="Default" table:formula="of:=[.L66]/60" office:value-type="float" office:value="93.5497833333333" calcext:value-type="float">
            <text:p>93,54978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ter+mOTU</text:p>
          </table:table-cell>
          <table:table-cell table:formula="of:=SUM([.F39:.F64])" office:value-type="float" office:value="403.78" calcext:value-type="float">
            <text:p>403,78</text:p>
          </table:table-cell>
          <table:table-cell table:formula="of:=[.F67]/60" office:value-type="float" office:value="6.72966666666667" calcext:value-type="float">
            <text:p>6,7296666667</text:p>
          </table:table-cell>
          <table:table-cell table:number-columns-repeated="3"/>
          <table:table-cell office:value-type="string" calcext:value-type="string">
            <text:p>Filter+mOTU</text:p>
          </table:table-cell>
          <table:table-cell table:formula="of:=SUM([.L39:.L64])" office:value-type="float" office:value="511.151999999995" calcext:value-type="float">
            <text:p>511,152</text:p>
          </table:table-cell>
          <table:table-cell table:style-name="Default" table:formula="of:=[.L67]/60" office:value-type="float" office:value="8.51919999999992" calcext:value-type="float">
            <text:p>8,5192</text:p>
          </table:table-cell>
        </table:table-row>
        <table:table-row table:style-name="ro1" table:number-rows-repeated="104850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3" table:target-range-address="SortReads.A1:SortReads.J13" table:display-filter-buttons="true" table:orientation="column">
          <table:filter>
            <table:filter-and>
              <table:filter-condition table:field-number="1" table:value="EPI9-randomseq" table:operator="="/>
              <table:filter-condition table:field-number="2" table:value="uncompressed" table:operator="="/>
            </table:filter-and>
          </table:filter>
        </table:database-range>
        <table:database-range table:name="__Anonymous_Sheet_DB__5" table:target-range-address="Poster.B1:Poster.K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percentage-style style:name="N11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6T10:04:18.801816031</dc:date>
    <meta:editing-duration>PT5H37M11S</meta:editing-duration>
    <meta:editing-cycles>16</meta:editing-cycles>
    <meta:generator>LibreOffice/5.1.6.2$Linux_X86_64 LibreOffice_project/10m0$Build-2</meta:generator>
    <meta:document-statistic meta:table-count="7" meta:cell-count="1355" meta:object-count="0"/>
  </office:meta>
</office:document-meta>
</file>